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Arial1" svg:font-family="Arial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1.774cm" fo:margin-left="-0.012cm" fo:margin-top="0cm" fo:margin-bottom="0cm" table:align="left" style:writing-mode="lr-tb"/>
    </style:style>
    <style:style style:name="Таблица2.A" style:family="table-column">
      <style:table-column-properties style:column-width="3.177cm"/>
    </style:style>
    <style:style style:name="Таблица2.B" style:family="table-column">
      <style:table-column-properties style:column-width="3.411cm"/>
    </style:style>
    <style:style style:name="Таблица2.C" style:family="table-column">
      <style:table-column-properties style:column-width="2.09cm"/>
    </style:style>
    <style:style style:name="Таблица2.D" style:family="table-column">
      <style:table-column-properties style:column-width="3.0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Таблица2.B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2.A2" style:family="table-cell">
      <style:table-cell-properties style:vertical-align="bottom" fo:padding="0.097cm" fo:border-left="none" fo:border-right="0.05pt solid #000000" fo:border-top="none" fo:border-bottom="none"/>
    </style:style>
    <style:style style:name="Таблица2.B2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Таблица2.B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4.092cm" fo:margin-left="-0.053cm" fo:margin-top="0cm" fo:margin-bottom="0cm" table:align="left" style:writing-mode="lr-tb"/>
    </style:style>
    <style:style style:name="Таблица3.A" style:family="table-column">
      <style:table-column-properties style:column-width="1.245cm"/>
    </style:style>
    <style:style style:name="Таблица3.B" style:family="table-column">
      <style:table-column-properties style:column-width="0.893cm"/>
    </style:style>
    <style:style style:name="Таблица3.C" style:family="table-column">
      <style:table-column-properties style:column-width="0.787cm"/>
    </style:style>
    <style:style style:name="Таблица3.L" style:family="table-column">
      <style:table-column-properties style:column-width="0.88cm"/>
    </style:style>
    <style:style style:name="Таблица3.1" style:family="table-row">
      <style:table-row-properties style:min-row-height="0.794cm" fo:keep-together="auto"/>
    </style:style>
    <style:style style:name="Таблица3.A1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Таблица3.2" style:family="table-row">
      <style:table-row-properties style:min-row-height="0.609cm" fo:keep-together="auto"/>
    </style:style>
    <style:style style:name="Таблица3.A2" style:family="table-cell">
      <style:table-cell-properties style:vertical-align="bottom" fo:padding="0cm" fo:border="none"/>
    </style:style>
    <style:style style:name="Таблица3.A3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4" style:family="table">
      <style:table-properties style:width="16.002cm" table:align="margins" style:writing-mode="lr-tb"/>
    </style:style>
    <style:style style:name="Таблица4.A" style:family="table-column">
      <style:table-column-properties style:column-width="3.2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002cm" table:align="margins" style:writing-mode="lr-tb"/>
    </style:style>
    <style:style style:name="Таблица1.A" style:family="table-column">
      <style:table-column-properties style:column-width="3.2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4" style:family="paragraph" style:parent-style-name="заголовок_20_2">
      <style:paragraph-properties fo:margin-left="0cm" fo:margin-right="0cm" fo:line-height="150%" fo:text-align="justify" style:justify-single-word="false" fo:text-indent="1.249cm" style:auto-text-indent="false" fo:keep-with-next="auto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36b54b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38e349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rsid="0026f0b6" officeooo:paragraph-rsid="002a53b3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2d6102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b0db9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paragraph-rsid="0023ffa4" style:font-size-asian="12pt" style:font-size-complex="12pt"/>
    </style:style>
    <style:style style:name="P19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paragraph-rsid="0026d815" style:font-size-asian="12pt" style:font-size-complex="12pt"/>
    </style:style>
    <style:style style:name="P20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fo:font-size="12pt" officeooo:rsid="0025d9a2" officeooo:paragraph-rsid="0026d815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officeooo:paragraph-rsid="001ad97c" style:font-size-asian="12pt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2pt" officeooo:rsid="001ad97c" officeooo:paragraph-rsid="001ad97c" style:font-size-asian="12pt" style:font-size-complex="12pt"/>
    </style:style>
    <style:style style:name="P23" style:family="paragraph" style:parent-style-name="Standard" style:master-page-name="Standard">
      <style:paragraph-properties fo:line-height="150%" fo:text-align="end" style:justify-single-word="false" style:page-number="auto"/>
      <style:text-properties fo:font-size="12pt" officeooo:paragraph-rsid="000c0384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font-size="12pt" fo:font-weight="bold" officeooo:rsid="007754bc" officeooo:paragraph-rsid="007754bc" fo:background-color="transparent" style:font-size-asian="12pt" style:font-weight-asian="bold" style:font-size-complex="12pt"/>
    </style:style>
    <style:style style:name="P26" style:family="paragraph" style:parent-style-name="Standard" style:list-style-name="L1">
      <style:paragraph-properties fo:line-height="150%" fo:text-align="justify" style:justify-single-word="false" style:text-autospace="none"/>
      <style:text-properties fo:font-size="12pt" fo:font-weight="normal" officeooo:rsid="00795ccd" officeooo:paragraph-rsid="00795cc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ize="9pt" fo:language="ru" fo:country="RU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imes New Roman" fo:font-size="9pt" fo:language="ru" fo:country="RU" officeooo:rsid="003d37ea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Times New Roman" fo:font-size="9pt" fo:language="ru" fo:country="RU" officeooo:paragraph-rsid="0043d23b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30" style:family="paragraph" style:parent-style-name="Standard">
      <style:paragraph-properties fo:line-height="150%" fo:text-align="justify" style:justify-single-word="false" style:text-autospace="none"/>
      <style:text-properties officeooo:paragraph-rsid="003ec2c1"/>
    </style:style>
    <style:style style:name="P31" style:family="paragraph" style:parent-style-name="Standard">
      <style:paragraph-properties fo:text-align="center" style:justify-single-word="false"/>
      <style:text-properties fo:font-size="9pt" officeooo:paragraph-rsid="005d5758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fo:font-size="9pt" officeooo:rsid="0056dc69" officeooo:paragraph-rsid="005d5758" style:font-size-asian="9pt" style:font-size-complex="9pt"/>
    </style:style>
    <style:style style:name="P33" style:family="paragraph" style:parent-style-name="Standard">
      <style:text-properties fo:font-size="9pt" officeooo:rsid="0056dc69" officeooo:paragraph-rsid="005d5758" style:font-size-asian="9pt" style:font-size-complex="9pt"/>
    </style:style>
    <style:style style:name="P34" style:family="paragraph" style:parent-style-name="Standard">
      <style:paragraph-properties fo:line-height="150%" fo:text-align="justify" style:justify-single-word="false" style:snap-to-layout-grid="false"/>
      <style:text-properties fo:font-size="9pt" officeooo:rsid="007859e5" officeooo:paragraph-rsid="007859e5" style:font-size-asian="9pt" style:font-size-complex="9pt"/>
    </style:style>
    <style:style style:name="P35" style:family="paragraph" style:parent-style-name="Standard">
      <style:paragraph-properties fo:line-height="150%" fo:text-align="end" style:justify-single-word="false" style:snap-to-layout-grid="false"/>
      <style:text-properties fo:font-size="9pt" officeooo:paragraph-rsid="007859e5" style:font-size-asian="9pt" style:font-size-complex="9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5d5758" style:font-size-asian="12pt" style:font-size-complex="12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officeooo:paragraph-rsid="007a9d2d" style:font-size-asian="12pt" style:font-size-complex="12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9pt" officeooo:paragraph-rsid="007859e5" style:font-size-asian="9pt" style:font-size-complex="9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9pt" fo:language="ru" fo:country="RU" officeooo:rsid="00444084" officeooo:paragraph-rsid="00444084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margin-left="0.635cm" fo:margin-right="0cm" fo:line-height="150%" fo:text-align="justify" style:justify-single-word="false" fo:text-indent="0.953cm" style:auto-text-indent="false"/>
      <style:text-properties fo:font-size="12pt" style:font-size-asian="12pt" style:font-size-complex="12pt"/>
    </style:style>
    <style:style style:name="P42" style:family="paragraph" style:parent-style-name="работа">
      <style:text-properties officeooo:paragraph-rsid="005298b2"/>
    </style:style>
    <style:style style:name="P43" style:family="paragraph" style:parent-style-name="работа">
      <style:text-properties officeooo:paragraph-rsid="0064781f"/>
    </style:style>
    <style:style style:name="P44" style:family="paragraph" style:parent-style-name="работа">
      <style:paragraph-properties fo:text-align="end" style:justify-single-word="fals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d9173" officeooo:paragraph-rsid="0071b67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45" style:family="paragraph" style:parent-style-name="работа">
      <style:text-properties officeooo:paragraph-rsid="00795ccd"/>
    </style:style>
    <style:style style:name="P46" style:family="paragraph" style:parent-style-name="работа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47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style:use-window-font-color="true" style:font-name="Times New Roman" fo:font-size="9pt" fo:language="ru" fo:country="RU" officeooo:rsid="0043d23b" officeooo:paragraph-rsid="005d5758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48" style:family="paragraph" style:parent-style-name="работа">
      <style:paragraph-properties fo:margin-left="0cm" fo:margin-right="0cm" fo:line-height="150%" fo:text-align="end" style:justify-single-word="false" fo:text-indent="1.249cm" style:auto-text-indent="false"/>
      <style:text-properties fo:font-size="9pt" officeooo:rsid="0056dc69" officeooo:paragraph-rsid="005d5758" style:font-size-asian="7.84999990463257pt" style:font-size-complex="9pt"/>
    </style:style>
    <style:style style:name="P49" style:family="paragraph" style:parent-style-name="работа">
      <style:paragraph-properties fo:margin-left="0cm" fo:margin-right="0cm" fo:text-indent="0cm" style:auto-text-indent="false"/>
      <style:text-properties officeooo:rsid="0043d23b" officeooo:paragraph-rsid="005d5758"/>
    </style:style>
    <style:style style:name="P50" style:family="paragraph" style:parent-style-name="работ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1" style:family="paragraph" style:parent-style-name="работа">
      <style:paragraph-properties fo:margin-left="0cm" fo:margin-right="0cm" fo:line-height="150%" fo:text-align="end" style:justify-single-word="false" fo:text-indent="0cm" style:auto-text-indent="false"/>
      <style:text-properties fo:font-size="9pt" officeooo:rsid="0056dc69" officeooo:paragraph-rsid="005d5758" style:font-size-asian="7.84999990463257pt" style:font-size-complex="9pt"/>
    </style:style>
    <style:style style:name="P52" style:family="paragraph" style:parent-style-name="Bibliography_20_1">
      <style:paragraph-properties fo:margin-left="1cm" fo:margin-right="0cm" fo:margin-top="0cm" fo:margin-bottom="0cm" style:contextual-spacing="false" style:line-height-at-least="0.423cm" fo:text-align="justify" style:justify-single-word="false" fo:orphans="2" fo:widows="2" fo:hyphenation-ladder-count="no-limit" fo:text-indent="-1cm" style:auto-text-indent="false" text:number-lines="false" text:line-number="0" style:text-autospace="ideograph-alpha" style:punctuation-wrap="hanging" style:line-break="strict" style:writing-mode="lr-tb">
        <style:tab-stops>
          <style:tab-stop style:position="0.466cm"/>
        </style:tab-stops>
      </style:paragraph-properties>
      <style:text-properties fo:hyphenate="false" fo:hyphenation-remain-char-count="2" fo:hyphenation-push-char-count="2"/>
    </style:style>
    <style:style style:name="P53" style:family="paragraph" style:parent-style-name="Bibliography_20_1" style:master-page-name="">
      <style:paragraph-properties fo:margin-left="1cm" fo:margin-right="0cm" fo:margin-top="0cm" fo:margin-bottom="0cm" style:contextual-spacing="false" style:line-height-at-least="0.423cm" fo:text-align="justify" style:justify-single-word="false" fo:orphans="2" fo:widows="2" fo:hyphenation-ladder-count="no-limit" fo:text-indent="-1cm" style:auto-text-indent="false" style:page-number="auto" text:number-lines="false" text:line-number="0" style:text-autospace="ideograph-alpha" style:punctuation-wrap="hanging" style:line-break="strict" style:writing-mode="lr-tb">
        <style:tab-stops>
          <style:tab-stop style:position="0.466cm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officeooo:paragraph-rsid="0069716f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55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b9b72" officeooo:paragraph-rsid="006b9b72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56" style:family="paragraph" style:parent-style-name="Preformatted_20_Text"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83dc" officeooo:paragraph-rsid="007183dc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57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8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59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64781f" officeooo:paragraph-rsid="006b536e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P60" style:family="paragraph" style:parent-style-name="Preformatted_20_Text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style:use-window-font-color="true" style:font-name="Times New Roman" fo:font-size="9pt" fo:letter-spacing="normal" fo:language="ru" fo:country="RU" fo:font-style="normal" fo:font-weight="normal" officeooo:rsid="007183dc" officeooo:paragraph-rsid="007183dc" style:font-name-asian="Times New Roman" style:font-size-asian="9pt" style:language-asian="zh" style:country-asian="CN" style:font-name-complex="Times New Roman" style:font-size-complex="9pt" style:language-complex="ar" style:country-complex="SA"/>
    </style:style>
    <style:style style:name="T1" style:family="text">
      <style:text-properties fo:text-transform="uppercase" fo:font-weight="normal" officeooo:rsid="000c0384" style:font-size-asian="12pt" style:font-weight-asian="normal" style:font-size-complex="12pt" style:font-weight-complex="normal"/>
    </style:style>
    <style:style style:name="T2" style:family="text">
      <style:text-properties fo:text-transform="uppercase" style:use-window-font-color="true" style:font-name="Times New Roman" fo:language="ru" fo:country="RU" fo:font-weight="normal" officeooo:rsid="000c0384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cc803" style:font-weight-asian="bold"/>
    </style:style>
    <style:style style:name="T5" style:family="text">
      <style:text-properties fo:font-weight="bold" officeooo:rsid="002c4de2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3308" style:font-style-asian="italic" style:font-style-complex="italic"/>
    </style:style>
    <style:style style:name="T12" style:family="text">
      <style:text-properties fo:font-style="italic" officeooo:rsid="001cc803" style:font-style-asian="italic" style:font-style-complex="italic"/>
    </style:style>
    <style:style style:name="T13" style:family="text">
      <style:text-properties fo:font-style="italic" officeooo:rsid="002329cd" style:font-style-asian="italic" style:font-style-complex="italic"/>
    </style:style>
    <style:style style:name="T14" style:family="text">
      <style:text-properties fo:font-style="italic" style:font-name-asian="Arial" style:language-asian="zxx" style:country-asian="none" style:font-style-asian="italic" style:font-name-complex="Tahoma" style:language-complex="zxx" style:country-complex="none" style:font-style-complex="italic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bold" style:font-weight-asian="bold"/>
    </style:style>
    <style:style style:name="T18" style:family="text">
      <style:text-properties style:text-position="super 58%" style:font-name="Times New Roman" style:font-name-complex="Times New Roman"/>
    </style:style>
    <style:style style:name="T19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20" style:family="text">
      <style:text-properties style:text-position="super 58%" style:font-name="Times New Roman" fo:font-size="12pt" officeooo:rsid="003ec2c1" style:font-size-asian="12pt" style:font-name-complex="Times New Roman" style:font-size-complex="12pt"/>
    </style:style>
    <style:style style:name="T21" style:family="text">
      <style:text-properties style:text-position="super 58%" fo:font-size="12pt" style:font-size-asian="12pt" style:font-size-complex="12pt"/>
    </style:style>
    <style:style style:name="T22" style:family="text">
      <style:text-properties style:text-position="super 58%" fo:font-size="12pt" officeooo:rsid="0006b0f3" style:font-size-asian="12pt" style:font-size-complex="12pt"/>
    </style:style>
    <style:style style:name="T23" style:family="text">
      <style:text-properties style:text-position="super 58%" officeooo:rsid="001cc803"/>
    </style:style>
    <style:style style:name="T24" style:family="text">
      <style:text-properties style:text-position="super 58%" fo:font-weight="normal" officeooo:rsid="001cc803" style:font-weight-asian="normal" style:font-weight-complex="normal"/>
    </style:style>
    <style:style style:name="T25" style:family="text">
      <style:text-properties style:font-name-asian="Arial" style:language-asian="zxx" style:country-asian="none" style:font-name-complex="Tahoma" style:language-complex="zxx" style:country-complex="none"/>
    </style:style>
    <style:style style:name="T26" style:family="text">
      <style:text-properties style:font-name="Times New Roman" style:font-name-complex="Times New Roman"/>
    </style:style>
    <style:style style:name="T27" style:family="text">
      <style:text-properties style:font-name="Times New Roman" officeooo:rsid="005688fe" style:font-name-complex="Times New Roman"/>
    </style:style>
    <style:style style:name="T28" style:family="text">
      <style:text-properties style:font-name="Times New Roman" officeooo:rsid="0056ca86" style:font-name-complex="Times New Roman"/>
    </style:style>
    <style:style style:name="T29" style:family="text">
      <style:text-properties style:font-name="Times New Roman" officeooo:rsid="005b7ced" style:font-name-complex="Times New Roman"/>
    </style:style>
    <style:style style:name="T30" style:family="text">
      <style:text-properties style:font-name="Times New Roman" officeooo:rsid="005d5758" style:font-name-complex="Times New Roman"/>
    </style:style>
    <style:style style:name="T31" style:family="text">
      <style:text-properties style:font-name="Times New Roman" officeooo:rsid="007859e5" style:font-name-complex="Times New Roman"/>
    </style:style>
    <style:style style:name="T32" style:family="text">
      <style:text-properties style:font-name="Times New Roman" fo:language="en" fo:country="US" fo:font-style="italic" style:font-style-asian="italic" style:font-name-complex="Times New Roman"/>
    </style:style>
    <style:style style:name="T33" style:family="text">
      <style:text-properties style:font-name="Times New Roman" fo:font-style="italic" style:font-style-asian="italic" style:font-name-complex="Times New Roman"/>
    </style:style>
    <style:style style:name="T34" style:family="text">
      <style:text-properties style:font-name="Times New Roman" fo:font-style="italic" officeooo:rsid="007859e5" style:font-style-asian="italic" style:font-name-complex="Times New Roman"/>
    </style:style>
    <style:style style:name="T35" style:family="text">
      <style:text-properties style:font-name="Times New Roman" fo:background-color="transparent" loext:char-shading-value="0" style:font-name-asian="Arial" style:language-asian="zxx" style:country-asian="none" style:font-name-complex="Times New Roman" style:language-complex="zxx" style:country-complex="none"/>
    </style:style>
    <style:style style:name="T36" style:family="text">
      <style:text-properties style:font-name="Times New Roman" fo:background-color="#ff0000" loext:char-shading-value="0" style:font-name-complex="Times New Roman"/>
    </style:style>
    <style:style style:name="T37" style:family="text">
      <style:text-properties style:font-name="Times New Roman" officeooo:rsid="00795ccd" fo:background-color="#ff0000" loext:char-shading-value="0" style:font-name-complex="Times New Roman"/>
    </style:style>
    <style:style style:name="T38" style:family="text">
      <style:text-properties style:font-name="Times New Roman" fo:font-size="12pt" style:font-size-asian="12pt" style:font-name-complex="Times New Roman" style:font-size-complex="12pt"/>
    </style:style>
    <style:style style:name="T39" style:family="text">
      <style:text-properties style:font-name="Times New Roman" fo:font-size="12pt" officeooo:rsid="000df51b" style:font-size-asian="12pt" style:font-name-complex="Times New Roman" style:font-size-complex="12pt"/>
    </style:style>
    <style:style style:name="T40" style:family="text">
      <style:text-properties style:font-name="Times New Roman" fo:font-size="12pt" officeooo:rsid="0006a118" style:font-size-asian="12pt" style:font-name-complex="Times New Roman" style:font-size-complex="12pt"/>
    </style:style>
    <style:style style:name="T41" style:family="text">
      <style:text-properties style:font-name="Times New Roman" fo:font-size="12pt" officeooo:rsid="0006b0f3" style:font-size-asian="12pt" style:font-name-complex="Times New Roman" style:font-size-complex="12pt"/>
    </style:style>
    <style:style style:name="T42" style:family="text">
      <style:text-properties style:font-name="Times New Roman" fo:font-size="12pt" officeooo:rsid="0006c7ce" style:font-size-asian="12pt" style:font-name-complex="Times New Roman" style:font-size-complex="12pt"/>
    </style:style>
    <style:style style:name="T43" style:family="text">
      <style:text-properties style:font-name="Times New Roman" fo:font-size="12pt" officeooo:rsid="003e6aa2" style:font-size-asian="12pt" style:font-name-complex="Times New Roman" style:font-size-complex="12pt"/>
    </style:style>
    <style:style style:name="T44" style:family="text">
      <style:text-properties style:font-name="Times New Roman" fo:font-size="12pt" officeooo:rsid="000a2584" style:font-size-asian="12pt" style:font-name-complex="Times New Roman" style:font-size-complex="12pt"/>
    </style:style>
    <style:style style:name="T45" style:family="text">
      <style:text-properties style:font-name="Times New Roman" fo:font-size="12pt" officeooo:rsid="003ec2c1" style:font-size-asian="12pt" style:font-name-complex="Times New Roman" style:font-size-complex="12pt"/>
    </style:style>
    <style:style style:name="T46" style:family="text">
      <style:text-properties style:font-name="Times New Roman" fo:font-size="12pt" officeooo:rsid="00423943" style:font-size-asian="12pt" style:font-name-complex="Times New Roman" style:font-size-complex="12pt"/>
    </style:style>
    <style:style style:name="T47" style:family="text">
      <style:text-properties style:font-name="Times New Roman" fo:font-size="12pt" officeooo:rsid="00407835" style:font-size-asian="12pt" style:font-name-complex="Times New Roman" style:font-size-complex="12pt"/>
    </style:style>
    <style:style style:name="T48" style:family="text">
      <style:text-properties style:font-name="Times New Roman" fo:font-size="12pt" officeooo:rsid="0043620c" style:font-size-asian="12pt" style:font-name-complex="Times New Roman" style:font-size-complex="12pt"/>
    </style:style>
    <style:style style:name="T49" style:family="text">
      <style:text-properties style:font-name="Times New Roman" fo:font-size="12pt" officeooo:rsid="00439f79" style:font-size-asian="12pt" style:font-name-complex="Times New Roman" style:font-size-complex="12pt"/>
    </style:style>
    <style:style style:name="T50" style:family="text">
      <style:text-properties style:font-name="Times New Roman" fo:font-size="12pt" officeooo:rsid="0043d23b" style:font-size-asian="12pt" style:font-name-complex="Times New Roman" style:font-size-complex="12pt"/>
    </style:style>
    <style:style style:name="T51" style:family="text">
      <style:text-properties style:font-name="Times New Roman" fo:font-size="12pt" officeooo:rsid="00444084" style:font-size-asian="12pt" style:font-name-complex="Times New Roman" style:font-size-complex="12pt"/>
    </style:style>
    <style:style style:name="T52" style:family="text">
      <style:text-properties style:font-name="Times New Roman" fo:font-size="12pt" officeooo:rsid="0044a810" style:font-size-asian="12pt" style:font-name-complex="Times New Roman" style:font-size-complex="12pt"/>
    </style:style>
    <style:style style:name="T53" style:family="text">
      <style:text-properties style:font-name="Times New Roman" fo:font-size="12pt" officeooo:rsid="0046a58b" style:font-size-asian="12pt" style:font-name-complex="Times New Roman" style:font-size-complex="12pt"/>
    </style:style>
    <style:style style:name="T54" style:family="text">
      <style:text-properties style:font-name="Times New Roman" fo:font-size="12pt" officeooo:rsid="0047d55d" style:font-size-asian="12pt" style:font-name-complex="Times New Roman" style:font-size-complex="12pt"/>
    </style:style>
    <style:style style:name="T55" style:family="text">
      <style:text-properties style:font-name="Times New Roman" fo:font-size="12pt" officeooo:rsid="004a6162" style:font-size-asian="12pt" style:font-name-complex="Times New Roman" style:font-size-complex="12pt"/>
    </style:style>
    <style:style style:name="T56" style:family="text">
      <style:text-properties style:font-name="Times New Roman" fo:font-size="12pt" officeooo:rsid="004b9dc5" style:font-size-asian="12pt" style:font-name-complex="Times New Roman" style:font-size-complex="12pt"/>
    </style:style>
    <style:style style:name="T57" style:family="text">
      <style:text-properties style:font-name="Times New Roman" fo:font-size="12pt" officeooo:rsid="004c3355" style:font-size-asian="12pt" style:font-name-complex="Times New Roman" style:font-size-complex="12pt"/>
    </style:style>
    <style:style style:name="T58" style:family="text">
      <style:text-properties style:font-name="Times New Roman" fo:font-size="12pt" officeooo:rsid="00500905" style:font-size-asian="12pt" style:font-name-complex="Times New Roman" style:font-size-complex="12pt"/>
    </style:style>
    <style:style style:name="T59" style:family="text">
      <style:text-properties style:font-name="Times New Roman" fo:font-size="12pt" officeooo:rsid="0050e5eb" style:font-size-asian="12pt" style:font-name-complex="Times New Roman" style:font-size-complex="12pt"/>
    </style:style>
    <style:style style:name="T60" style:family="text">
      <style:text-properties style:font-name="Times New Roman" fo:font-size="12pt" officeooo:rsid="005298b2" style:font-size-asian="12pt" style:font-name-complex="Times New Roman" style:font-size-complex="12pt"/>
    </style:style>
    <style:style style:name="T61" style:family="text">
      <style:text-properties style:font-name="Times New Roman" fo:font-size="12pt" officeooo:rsid="005504a7" style:font-size-asian="12pt" style:font-name-complex="Times New Roman" style:font-size-complex="12pt"/>
    </style:style>
    <style:style style:name="T62" style:family="text">
      <style:text-properties style:font-name="Times New Roman" fo:font-size="12pt" officeooo:rsid="005d5758" style:font-size-asian="12pt" style:font-name-complex="Times New Roman" style:font-size-complex="12pt"/>
    </style:style>
    <style:style style:name="T63" style:family="text">
      <style:text-properties style:font-name="Times New Roman" fo:font-size="12pt" officeooo:rsid="005d5c6e" style:font-size-asian="12pt" style:font-name-complex="Times New Roman" style:font-size-complex="12pt"/>
    </style:style>
    <style:style style:name="T64" style:family="text">
      <style:text-properties style:font-name="Times New Roman" fo:font-size="12pt" officeooo:rsid="007183dc" style:font-size-asian="12pt" style:font-name-complex="Times New Roman" style:font-size-complex="12pt"/>
    </style:style>
    <style:style style:name="T65" style:family="text">
      <style:text-properties style:font-name="Times New Roman" fo:font-size="12pt" officeooo:rsid="007754bc" style:font-size-asian="12pt" style:font-name-complex="Times New Roman" style:font-size-complex="12pt"/>
    </style:style>
    <style:style style:name="T66" style:family="text">
      <style:text-properties style:font-name="Times New Roman" fo:font-size="12pt" fo:font-style="normal" fo:font-weight="bold" officeooo:rsid="003c7828" style:font-size-asian="12pt" style:font-style-asian="normal" style:font-weight-asian="bold" style:font-name-complex="Times New Roman" style:font-size-complex="12pt" style:font-style-complex="normal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68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9" style:family="text">
      <style:text-properties style:font-name="Times New Roman" fo:font-size="12pt" fo:font-style="italic" officeooo:rsid="004b9dc5" style:font-size-asian="12pt" style:font-style-asian="italic" style:font-name-complex="Times New Roman" style:font-size-complex="12pt" style:font-style-complex="italic"/>
    </style:style>
    <style:style style:name="T70" style:family="text">
      <style:text-properties style:font-name="Times New Roman" fo:font-size="12pt" style:text-underline-style="none" officeooo:rsid="0006a118" style:font-size-asian="12pt" style:font-name-complex="Times New Roman" style:font-size-complex="12pt"/>
    </style:style>
    <style:style style:name="T71" style:family="text">
      <style:text-properties style:font-name="Times New Roman" fo:font-size="12pt" officeooo:rsid="00795ccd" fo:background-color="#ff0000" loext:char-shading-value="0" style:font-size-asian="12pt" style:font-name-complex="Times New Roman" style:font-size-complex="12pt"/>
    </style:style>
    <style:style style:name="T72" style:family="text">
      <style:text-properties style:use-window-font-color="true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3" style:family="text">
      <style:text-properties style:use-window-font-color="true" style:font-name="Times New Roman" fo:font-size="12pt" fo:language="ru" fo:country="RU" officeooo:rsid="004c335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4" style:family="text">
      <style:text-properties style:use-window-font-color="true" style:font-name="Times New Roman" fo:font-size="12pt" fo:language="ru" fo:country="RU" officeooo:rsid="0060af7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5" style:family="text">
      <style:text-properties style:use-window-font-color="true" style:font-name="Times New Roman" fo:font-size="12pt" fo:language="ru" fo:country="RU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6" style:family="text">
      <style:text-properties style:use-window-font-color="true" style:font-name="Times New Roman" fo:font-size="12pt" fo:language="ru" fo:country="RU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7" style:family="text">
      <style:text-properties style:use-window-font-color="true" style:font-name="Times New Roman" fo:font-size="12pt" fo:language="ru" fo:country="RU" officeooo:rsid="00652f4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8" style:family="text">
      <style:text-properties style:use-window-font-color="true" style:font-name="Times New Roman" fo:font-size="12pt" fo:language="ru" fo:country="RU" officeooo:rsid="0067ba9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79" style:family="text">
      <style:text-properties style:use-window-font-color="true" style:font-name="Times New Roman" fo:font-size="12pt" fo:language="ru" fo:country="RU" officeooo:rsid="0068a0e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2pt" fo:language="ru" fo:country="RU" fo:font-style="italic" officeooo:rsid="004c3355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81" style:family="text">
      <style:text-properties style:use-window-font-color="true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82" style:family="text">
      <style:text-properties style:use-window-font-color="true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3" style:family="text">
      <style:text-properties style:use-window-font-color="true" style:text-position="super 58%" style:font-name="Times New Roman" fo:font-size="12pt" fo:language="ru" fo:country="RU" officeooo:rsid="0006b0f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4" style:family="text">
      <style:text-properties style:use-window-font-color="true" style:text-position="super 58%" style:font-name="Times New Roman" fo:language="ru" fo:country="RU" officeooo:rsid="0006b0f3" style:font-name-asian="Times New Roman" style:language-asian="zh" style:country-asian="CN" style:font-name-complex="Times New Roman" style:language-complex="ar" style:country-complex="SA"/>
    </style:style>
    <style:style style:name="T85" style:family="text">
      <style:text-properties style:use-window-font-color="true" style:text-position="super 58%" style:font-name="Times New Roman" fo:language="ru" fo:country="RU" fo:font-weight="normal" officeooo:rsid="0006b0f3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86" style:family="text">
      <style:text-properties fo:font-variant="normal" fo:text-transform="none" style:text-position="0% 100%" fo:font-style="normal" style:text-underline-style="none" fo:font-weight="normal"/>
    </style:style>
    <style:style style:name="T87" style:family="text">
      <style:text-properties fo:font-variant="normal" fo:text-transform="none" style:use-window-font-color="true" style:font-name="Ubuntu Mono" fo:font-size="10.3999996185303pt" fo:letter-spacing="normal" fo:font-style="normal" fo:font-weight="normal" officeooo:rsid="0064781f"/>
    </style:style>
    <style:style style:name="T8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23cc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0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302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1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67684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3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1b67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08b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2dfb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330e2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40a8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5e72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99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795ccd" fo:background-color="#ff0000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0" style:family="text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none" fo:font-weight="normal" officeooo:rsid="0064781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1" style:family="text">
      <style:text-properties fo:font-variant="normal" fo:text-transform="none" style:use-window-font-color="true" style:font-name="Times New Roman" fo:font-size="12pt" fo:letter-spacing="normal" fo:language="ru" fo:country="RU" fo:font-style="italic" fo:font-weight="normal" officeooo:rsid="0072dfb7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102" style:family="text">
      <style:text-properties fo:font-variant="normal" fo:text-transform="none" style:use-window-font-color="true" style:font-name="Times New Roman" fo:letter-spacing="normal" fo:language="ru" fo:country="RU" fo:font-style="normal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03" style:family="text">
      <style:text-properties fo:font-variant="normal" fo:text-transform="none" style:use-window-font-color="true" style:font-name="Times New Roman" fo:letter-spacing="normal" fo:language="ru" fo:country="RU" fo:font-style="normal" officeooo:rsid="00718a26" style:font-name-asian="Times New Roman" style:language-asian="zh" style:country-asian="CN" style:font-style-asian="normal" style:font-name-complex="Times New Roman" style:language-complex="ar" style:country-complex="SA" style:font-style-complex="normal"/>
    </style:style>
    <style:style style:name="T104" style:family="text">
      <style:text-properties fo:font-variant="normal" fo:text-transform="none" style:use-window-font-color="true" style:text-position="super 58%" style:font-name="Times New Roman" fo:font-size="12pt" fo:letter-spacing="normal" fo:language="ru" fo:country="RU" fo:font-style="normal" fo:font-weight="normal" officeooo:rsid="00718a2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/>
    </style:style>
    <style:style style:name="T108" style:family="text">
      <style:text-properties fo:font-style="normal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109" style:family="text">
      <style:text-properties fo:font-style="normal" officeooo:rsid="007a9d2d" style:font-name-asian="Arial" style:language-asian="zxx" style:country-asian="none" style:font-style-asian="normal" style:font-name-complex="Tahoma" style:language-complex="zxx" style:country-complex="none" style:font-style-complex="normal" style:font-weight-complex="bold"/>
    </style:style>
    <style:style style:name="T110" style:family="text">
      <style:text-properties fo:font-size="12pt" fo:font-weight="bold" style:font-size-asian="12pt" style:font-weight-asian="bold" style:font-size-complex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06b0f3" style:font-size-asian="12pt" style:font-size-complex="12pt"/>
    </style:style>
    <style:style style:name="T113" style:family="text">
      <style:text-properties fo:font-size="12pt" officeooo:rsid="0006a118" style:font-size-asian="12pt" style:font-size-complex="12pt"/>
    </style:style>
    <style:style style:name="T114" style:family="text">
      <style:text-properties fo:font-size="12pt" officeooo:rsid="000a2584" style:font-size-asian="12pt" style:font-size-complex="12pt"/>
    </style:style>
    <style:style style:name="T115" style:family="text">
      <style:text-properties fo:font-size="12pt" officeooo:rsid="00128fc6" style:font-size-asian="12pt" style:font-size-complex="12pt"/>
    </style:style>
    <style:style style:name="T116" style:family="text">
      <style:text-properties fo:font-size="12pt" officeooo:rsid="00131107" style:font-size-asian="12pt" style:font-size-complex="12pt"/>
    </style:style>
    <style:style style:name="T117" style:family="text">
      <style:text-properties fo:font-size="12pt" officeooo:rsid="001988d0" style:font-size-asian="12pt" style:font-size-complex="12pt"/>
    </style:style>
    <style:style style:name="T118" style:family="text">
      <style:text-properties fo:font-size="12pt" style:font-size-asian="12pt" style:font-size-complex="12pt" fo:padding="0.049cm" fo:border="0.06pt solid #000000" style:shadow="none"/>
    </style:style>
    <style:style style:name="T119" style:family="text">
      <style:text-properties fo:font-size="12pt" officeooo:rsid="002d6102" style:font-size-asian="12pt" style:font-size-complex="12pt"/>
    </style:style>
    <style:style style:name="T120" style:family="text">
      <style:text-properties fo:font-size="12pt" officeooo:rsid="002e60ec" style:font-size-asian="12pt" style:font-size-complex="12pt"/>
    </style:style>
    <style:style style:name="T121" style:family="text">
      <style:text-properties fo:font-size="12pt" officeooo:rsid="002fe098" style:font-size-asian="12pt" style:font-size-complex="12pt"/>
    </style:style>
    <style:style style:name="T122" style:family="text">
      <style:text-properties fo:font-size="12pt" officeooo:rsid="00305e7a" style:font-size-asian="12pt" style:font-size-complex="12pt"/>
    </style:style>
    <style:style style:name="T123" style:family="text">
      <style:text-properties fo:font-size="12pt" style:text-underline-style="none" officeooo:rsid="0006a118" style:font-size-asian="12pt" style:font-size-complex="12pt"/>
    </style:style>
    <style:style style:name="T124" style:family="text">
      <style:text-properties fo:font-size="12pt" fo:language="ru" fo:country="RU" style:font-size-asian="12pt" style:language-asian="zh" style:country-asian="CN" style:font-size-complex="12pt" style:language-complex="ar" style:country-complex="SA"/>
    </style:style>
    <style:style style:name="T125" style:family="text">
      <style:text-properties fo:font-size="12pt" fo:language="ru" fo:country="RU" officeooo:rsid="0006b0f3" style:font-size-asian="12pt" style:language-asian="zh" style:country-asian="CN" style:font-size-complex="12pt" style:language-complex="ar" style:country-complex="SA"/>
    </style:style>
    <style:style style:name="T126" style:family="text">
      <style:text-properties fo:font-size="12pt" officeooo:rsid="0006b0f3" fo:background-color="#ff0000" loext:char-shading-value="0" style:font-size-asian="12pt" style:font-size-complex="12pt"/>
    </style:style>
    <style:style style:name="T127" style:family="text">
      <style:text-properties officeooo:rsid="00143308"/>
    </style:style>
    <style:style style:name="T128" style:family="text">
      <style:text-properties fo:font-weight="normal" officeooo:rsid="00143308" style:font-weight-asian="normal" style:font-weight-complex="normal"/>
    </style:style>
    <style:style style:name="T129" style:family="text">
      <style:text-properties fo:font-weight="normal" officeooo:rsid="00322552" style:font-weight-asian="normal" style:font-weight-complex="normal"/>
    </style:style>
    <style:style style:name="T130" style:family="text">
      <style:text-properties fo:font-weight="normal" officeooo:rsid="00330ac1" style:font-weight-asian="normal" style:font-weight-complex="normal"/>
    </style:style>
    <style:style style:name="T131" style:family="text">
      <style:text-properties fo:font-weight="normal" officeooo:rsid="002329cd" style:font-weight-asian="normal" style:font-weight-complex="normal"/>
    </style:style>
    <style:style style:name="T132" style:family="text">
      <style:text-properties fo:font-weight="normal" officeooo:rsid="0006b0f3" style:font-weight-asian="normal" style:font-weight-complex="normal"/>
    </style:style>
    <style:style style:name="T133" style:family="text">
      <style:text-properties fo:font-weight="normal" officeooo:rsid="00333244" style:font-weight-asian="normal" style:font-weight-complex="normal"/>
    </style:style>
    <style:style style:name="T134" style:family="text">
      <style:text-properties fo:font-weight="normal" officeooo:rsid="00338226" style:font-weight-asian="normal" style:font-weight-complex="normal"/>
    </style:style>
    <style:style style:name="T135" style:family="text">
      <style:text-properties fo:font-weight="normal" officeooo:rsid="0034c88d" style:font-weight-asian="normal" style:font-weight-complex="normal"/>
    </style:style>
    <style:style style:name="T136" style:family="text">
      <style:text-properties fo:font-weight="normal" officeooo:rsid="0025d9a2" style:font-weight-asian="normal" style:font-weight-complex="normal"/>
    </style:style>
    <style:style style:name="T137" style:family="text">
      <style:text-properties fo:font-weight="normal" officeooo:rsid="001cc803" style:font-weight-asian="normal" style:font-weight-complex="normal"/>
    </style:style>
    <style:style style:name="T138" style:family="text">
      <style:text-properties fo:font-weight="normal" officeooo:rsid="0006b0f3" fo:background-color="#ff0000" loext:char-shading-value="0" style:font-weight-asian="normal" style:font-weight-complex="normal"/>
    </style:style>
    <style:style style:name="T139" style:family="text">
      <style:text-properties fo:font-weight="normal" officeooo:rsid="001cc803" fo:background-color="#ff0000" loext:char-shading-value="0" style:font-weight-asian="normal" style:font-weight-complex="normal"/>
    </style:style>
    <style:style style:name="T140" style:family="text">
      <style:text-properties officeooo:rsid="001cc803"/>
    </style:style>
    <style:style style:name="T141" style:family="text">
      <style:text-properties officeooo:rsid="001cddb8"/>
    </style:style>
    <style:style style:name="T142" style:family="text">
      <style:text-properties fo:language="ru" fo:country="RU" style:language-asian="zh" style:country-asian="CN" style:language-complex="ar" style:country-complex="SA"/>
    </style:style>
    <style:style style:name="T143" style:family="text">
      <style:text-properties fo:language="ru" fo:country="RU" officeooo:rsid="001cc803" style:language-asian="zh" style:country-asian="CN" style:language-complex="ar" style:country-complex="SA"/>
    </style:style>
    <style:style style:name="T144" style:family="text">
      <style:text-properties fo:language="ru" fo:country="RU" officeooo:rsid="00208db2" style:language-asian="zh" style:country-asian="CN" style:language-complex="ar" style:country-complex="SA"/>
    </style:style>
    <style:style style:name="T145" style:family="text">
      <style:text-properties fo:language="ru" fo:country="RU" officeooo:rsid="0023ffa4" style:language-asian="zh" style:country-asian="CN" style:language-complex="ar" style:country-complex="SA"/>
    </style:style>
    <style:style style:name="T146" style:family="text">
      <style:text-properties fo:language="ru" fo:country="RU" fo:font-weight="normal" officeooo:rsid="001cc803" style:language-asian="zh" style:country-asian="CN" style:font-weight-asian="normal" style:language-complex="ar" style:country-complex="SA" style:font-weight-complex="normal"/>
    </style:style>
    <style:style style:name="T147" style:family="text">
      <style:text-properties fo:language="ru" fo:country="RU" fo:font-weight="normal" officeooo:rsid="00330ac1" style:language-asian="zh" style:country-asian="CN" style:font-weight-asian="normal" style:language-complex="ar" style:country-complex="SA" style:font-weight-complex="normal"/>
    </style:style>
    <style:style style:name="T148" style:family="text">
      <style:text-properties fo:language="ru" fo:country="RU" fo:font-weight="normal" officeooo:rsid="00333244" style:language-asian="zh" style:country-asian="CN" style:font-weight-asian="normal" style:language-complex="ar" style:country-complex="SA" style:font-weight-complex="normal"/>
    </style:style>
    <style:style style:name="T149" style:family="text">
      <style:text-properties officeooo:rsid="0006b0f3"/>
    </style:style>
    <style:style style:name="T150" style:family="text">
      <style:text-properties officeooo:rsid="002329cd"/>
    </style:style>
    <style:style style:name="T151" style:family="text">
      <style:text-properties officeooo:rsid="001cc803" fo:background-color="#ff0000" loext:char-shading-value="0"/>
    </style:style>
    <style:style style:name="T152" style:family="text">
      <style:text-properties officeooo:rsid="0028b440" fo:background-color="#ff0000" loext:char-shading-value="0"/>
    </style:style>
    <style:style style:name="T153" style:family="text">
      <style:text-properties officeooo:rsid="00281613"/>
    </style:style>
    <style:style style:name="T154" style:family="text">
      <style:text-properties officeooo:rsid="0028b440"/>
    </style:style>
    <style:style style:name="T155" style:family="text">
      <style:text-properties officeooo:rsid="00322552" fo:background-color="transparent" loext:char-shading-value="0"/>
    </style:style>
    <style:style style:name="T156" style:family="text">
      <style:text-properties officeooo:rsid="0038e349"/>
    </style:style>
    <style:style style:name="T157" style:family="text">
      <style:text-properties officeooo:rsid="0039329e"/>
    </style:style>
    <style:style style:name="T15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59" style:family="text">
      <style:text-properties officeooo:rsid="00444084"/>
    </style:style>
    <style:style style:name="T160" style:family="text">
      <style:text-properties officeooo:rsid="004b1a1a"/>
    </style:style>
    <style:style style:name="T161" style:family="text">
      <style:text-properties officeooo:rsid="005298b2"/>
    </style:style>
    <style:style style:name="T162" style:family="text">
      <style:text-properties officeooo:rsid="0058ae5a"/>
    </style:style>
    <style:style style:name="T163" style:family="text">
      <style:text-properties officeooo:rsid="005b7ced"/>
    </style:style>
    <style:style style:name="T164" style:family="text">
      <style:text-properties officeooo:rsid="005d5758"/>
    </style:style>
    <style:style style:name="T165" style:family="text">
      <style:text-properties officeooo:rsid="00710e4e"/>
    </style:style>
    <style:style style:name="T166" style:family="text">
      <style:text-properties officeooo:rsid="007183dc"/>
    </style:style>
    <style:style style:name="T167" style:family="text">
      <style:text-properties officeooo:rsid="0071b67e"/>
    </style:style>
    <style:style style:name="T168" style:family="text">
      <style:text-properties officeooo:rsid="007a9d2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УДК </text:span><text:span text:style-name="T2">574.34</text:span></text:p>
      <text:p text:style-name="P17"><text:span text:style-name="T105">Динамика структурных характеристик литоральных поселений </text:span><text:span text:style-name="T15">Macoma balthica </text:span><text:span text:style-name="T105">(L., 1758) в вершине Кандалакшского залива Белого моря</text:span></text:p>
      <text:p text:style-name="P13"/>
      <text:p text:style-name="P13"><text:span text:style-name="T3">С.А. Назарова</text:span><text:span text:style-name="T17">1,2,*</text:span><text:span text:style-name="T3">, А.В. Полоскин</text:span><text:span text:style-name="T17">1,3</text:span></text:p>
      <text:p text:style-name="P12">1 – Лаборатория экологии морского бентоса (гидробиологии) СПбГДТЮ; 2 – Кафедра ихтиологии и гидробиологии СПбГУ; 3 – Кафедра зоологии беспозвоночных СПбГУ; </text:p>
      <text:p text:style-name="P14">* - e-mail: sophia.nazarova@gmail.com</text:p>
      <text:p text:style-name="P14"/>
      <text:p text:style-name="P37"><text:span text:style-name="T107">В работе представлены результаты мониторинговых исследований поселений двустворчатого мол</text:span><text:span text:style-name="T108">люска </text:span><text:span text:style-name="T8">Macoma</text:span><text:span text:style-name="T14"> </text:span><text:span text:style-name="T8">balthica</text:span><text:span text:style-name="T108"> на трех участках литорали кута Кандалакшского залива Белого моря за период 1992-20</text:span><text:span text:style-name="T109">12</text:span><text:span text:style-name="T108"> гг. </text:span>За <text:span text:style-name="T168">20</text:span> лет наблюдений было отмечено одно массовое пополнение поселений молодью (1998 г.), однако, судя по данным размерной структуры, незначительное оседание происходило ежегодно. Все три поселения характеризовались сходным характером динамики. <text:span text:style-name="T168">Для описания влияния температуры на динамику численности маком построена статистическая модель, которая показала, что после относительно холодных зим обилие моллюсков в поселениях выше, чем после относительно теплых.</text:span></text:p>
      <text:p text:style-name="P9"/>
      <text:p text:style-name="P12"><text:tab/>Двустворчатый моллюск <text:span text:style-name="T7">Macoma</text:span><text:span text:style-name="T9"> </text:span><text:span text:style-name="T7">balthica</text:span> (<text:span text:style-name="T6">L</text:span>., 1758) <text:span text:style-name="T25">– обычный вид на литорали</text:span> Белого моря. Макома, благодаря массовости локальных скоплений и легкой доступности на литорали, - удобный модельный объект для изучения динамики поселений моллюсков <text:reference-mark-start text:name="ZOTERO_ITEM CSL_CITATION {&quot;citationID&quot;:&quot;lBBBhw5l&quot;,&quot;properties&quot;:{&quot;formattedCitation&quot;:&quot;{\\rtf [1\\uc0\\u8211{}4]}&quot;,&quot;plainCitation&quot;:&quot;[1–4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gZLUuwsA85"/><text:span text:style-name="T86">[1–4]</text:span><text:reference-mark-end text:name="ZOTERO_ITEM CSL_CITATION {&quot;citationID&quot;:&quot;lBBBhw5l&quot;,&quot;properties&quot;:{&quot;formattedCitation&quot;:&quot;{\\rtf [1\\uc0\\u8211{}4]}&quot;,&quot;plainCitation&quot;:&quot;[1–4]&quot;},&quot;citationItems&quot;:[{&quot;id&quot;:136,&quot;uris&quot;:[&quot;http://zotero.org/users/2233906/items/EIGWWPVS&quot;],&quot;uri&quot;:[&quot;http://zotero.org/users/2233906/items/EIGWWPVS&quot;],&quot;itemData&quot;:{&quot;id&quot;:136,&quot;type&quot;:&quot;paper-conference&quot;,&quot;title&quot;:&quot;Распределение двустворчатого моллюска Macoma balthica (L.) в некоторых губах Кандалакшского залива Белого моря&quot;,&quot;container-title&quot;:&quot;Труды ББС МГУ&quot;,&quot;page&quot;:&quot;87-102&quot;,&quot;note&quot;:&quot;bibtex: Semenova_1974&quot;,&quot;language&quot;:&quot;russian&quot;,&quot;author&quot;:[{&quot;family&quot;:&quot;Семенова&quot;,&quot;given&quot;:&quot;Н.\\:Л.&quot;}],&quot;issued&quot;:{&quot;date-parts&quot;:[[&quot;1974&quot;]]}},&quot;label&quot;:&quot;page&quot;},{&quot;id&quot;:115,&quot;uris&quot;:[&quot;http://zotero.org/users/2233906/items/JNS54FI8&quot;],&quot;uri&quot;:[&quot;http://zotero.org/users/2233906/items/JNS54FI8&quot;],&quot;itemData&quot;:{&quot;id&quot;:115,&quot;type&quot;:&quot;chapter&quot;,&quot;title&quot;:&quot;Биология шельфовых зон мирового океана, тезисы докладов&quot;,&quot;collection-number&quot;:&quot;1&quot;,&quot;publisher&quot;:&quot;Владивосток&quot;,&quot;publisher-place&quot;:&quot;Владивосток&quot;,&quot;page&quot;:&quot;148 – 150&quot;,&quot;event-place&quot;:&quot;Владивосток&quot;,&quot;note&quot;:&quot;bibtex: Maximovich_Kunina_1982&quot;,&quot;language&quot;:&quot;russian&quot;,&quot;author&quot;:[{&quot;family&quot;:&quot;Максимович&quot;,&quot;given&quot;:&quot;Н.\\:В.&quot;},{&quot;family&quot;:&quot;Кунина&quot;,&quot;given&quot;:&quot;Т.\\:А.&quot;}],&quot;issued&quot;:{&quot;date-parts&quot;:[[&quot;1982&quot;]]}},&quot;label&quot;:&quot;page&quot;},{&quot;id&quot;:113,&quot;uris&quot;:[&quot;http://zotero.org/users/2233906/items/VXQ5XUDN&quot;],&quot;uri&quot;:[&quot;http://zotero.org/users/2233906/items/VXQ5XUDN&quot;],&quot;itemData&quot;:{&quot;id&quot;:113,&quot;type&quot;:&quot;article-journal&quot;,&quot;title&quot;:&quot;Динамика структурных характеристик литоральных поселений Macoma balthica L. в губе Чупа (Белое море)&quot;,&quot;container-title&quot;:&quot;Вестник ЛГУ&quot;,&quot;page&quot;:&quot;23-31&quot;,&quot;volume&quot;:&quot;вып. 2, № 10&quot;,&quot;note&quot;:&quot;bibtex: Maximovich_et_al_1991&quot;,&quot;language&quot;:&quot;russian&quot;,&quot;author&quot;:[{&quot;family&quot;:&quot;Максимович&quot;,&quot;given&quot;:&quot;Н.\\:В.&quot;},{&quot;family&quot;:&quot;Герасимова&quot;,&quot;given&quot;:&quot;А.:\\В.&quot;},{&quot;family&quot;:&quot;Кунина&quot;,&quot;given&quot;:&quot;Т.\\:А.&quot;}],&quot;issued&quot;:{&quot;date-parts&quot;:[[&quot;1991&quot;]]}},&quot;label&quot;:&quot;page&quot;},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gZLUuwsA85"/>. Кроме того, для многих видов рыб и птиц Белого моря <text:span text:style-name="T7">M</text:span><text:span text:style-name="T9">.</text:span><text:span text:style-name="T7"> balthica</text:span><text:span text:style-name="T9"> </text:span>является важным кормовым объектом <text:reference-mark-start text:name="ZOTERO_ITEM CSL_CITATION {&quot;citationID&quot;:&quot;25k1ssoo5g&quot;,&quot;properties&quot;:{&quot;formattedCitation&quot;:&quot;{\\rtf [5\\uc0\\u8211{}7]}&quot;,&quot;plainCitation&quot;:&quot;[5–7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N49GMT1Sax"/><text:span text:style-name="T86">[5–7]</text:span><text:reference-mark-end text:name="ZOTERO_ITEM CSL_CITATION {&quot;citationID&quot;:&quot;25k1ssoo5g&quot;,&quot;properties&quot;:{&quot;formattedCitation&quot;:&quot;{\\rtf [5\\uc0\\u8211{}7]}&quot;,&quot;plainCitation&quot;:&quot;[5–7]&quot;},&quot;citationItems&quot;:[{&quot;id&quot;:68,&quot;uris&quot;:[&quot;http://zotero.org/users/2233906/items/F5JFD8RA&quot;],&quot;uri&quot;:[&quot;http://zotero.org/users/2233906/items/F5JFD8RA&quot;],&quot;itemData&quot;:{&quot;id&quot;:68,&quot;type&quot;:&quot;paper-conference&quot;,&quot;title&quot;:&quot;Питание рыб на литорали островов Ряжкова и Лодейного в Белом море (Кандалакшский залив)&quot;,&quot;container-title&quot;:&quot;Труды ББС МГУ — Труды Кандалакшского государственного заповедника&quot;,&quot;publisher&quot;:&quot;ББС МГУ, КГЗ&quot;,&quot;publisher-place&quot;:&quot;Воронеж&quot;,&quot;page&quot;:&quot;35 – 53&quot;,&quot;volume&quot;:&quot;2&quot;,&quot;event-place&quot;:&quot;Воронеж&quot;,&quot;note&quot;:&quot;bibtex: Azarov_1963&quot;,&quot;language&quot;:&quot;russian&quot;,&quot;author&quot;:[{&quot;family&quot;:&quot;Азаров&quot;,&quot;given&quot;:&quot;В.\\:В.&quot;}],&quot;issued&quot;:{&quot;date-parts&quot;:[[&quot;1963&quot;]]}},&quot;label&quot;:&quot;page&quot;},{&quot;id&quot;:129,&quot;uris&quot;:[&quot;http://zotero.org/users/2233906/items/HF9F6MMT&quot;],&quot;uri&quot;:[&quot;http://zotero.org/users/2233906/items/HF9F6MMT&quot;],&quot;itemData&quot;:{&quot;id&quot;:129,&quot;type&quot;:&quot;paper-conference&quot;,&quot;title&quot;:&quot;Некоторые данные о питании птиц, населяющих острова Северного архипелага Кандалакшского заповедника&quot;,&quot;container-title&quot;:&quot;Труды ББС МГУ – Труды Кандалакшского государственного заповедника&quot;,&quot;publisher&quot;:&quot;ББС МГУ, КГЗ&quot;,&quot;publisher-place&quot;:&quot;Воронеж&quot;,&quot;page&quot;:&quot;29 – 34&quot;,&quot;volume&quot;:&quot;2&quot;,&quot;event-place&quot;:&quot;Воронеж&quot;,&quot;note&quot;:&quot;bibtex: Percov_1963&quot;,&quot;language&quot;:&quot;russian&quot;,&quot;author&quot;:[{&quot;family&quot;:&quot;Перцов&quot;,&quot;given&quot;:&quot;Н.\\:А.&quot;}],&quot;issued&quot;:{&quot;date-parts&quot;:[[&quot;1963&quot;]]}},&quot;label&quot;:&quot;page&quot;},{&quot;id&quot;:84,&quot;uris&quot;:[&quot;http://zotero.org/users/2233906/items/BNXK9E6H&quot;],&quot;uri&quot;:[&quot;http://zotero.org/users/2233906/items/BNXK9E6H&quot;],&quot;itemData&quot;:{&quot;id&quot;:84,&quot;type&quot;:&quot;article-journal&quot;,&quot;title&quot;:&quot;К вопросу об избирательности питания речной камбалы Pleuronectes flessus на литорали Кандалакшского залива Белого моря&quot;,&quot;container-title&quot;:&quot;Аничковский вестник&quot;,&quot;page&quot;:&quot;9 – 22&quot;,&quot;volume&quot;:&quot;1&quot;,&quot;note&quot;:&quot;bibtex: Golcev_et_al_1997&quot;,&quot;language&quot;:&quot;russian&quot;,&quot;author&quot;:[{&quot;family&quot;:&quot;Гольцев&quot;,&quot;given&quot;:&quot;Н.\\:А.&quot;},{&quot;family&quot;:&quot;Полозов&quot;,&quot;given&quot;:&quot;Ю.\\:С.&quot;},{&quot;family&quot;:&quot;Полоскин&quot;,&quot;given&quot;:&quot;Алексей Валерьевич&quot;}],&quot;issued&quot;:{&quot;date-parts&quot;:[[&quot;1997&quot;]]}},&quot;label&quot;:&quot;page&quot;}],&quot;schema&quot;:&quot;https://github.com/citation-style-language/schema/raw/master/csl-citation.json&quot;} RNDN49GMT1Sax"/>, поэтому этим представляется актуальной возможность прогнозирования обилия данного вида. Основой для этого является анализ динамики локальных популяций.</text:p>
      <text:p text:style-name="P1"><text:span text:style-name="T26"><text:tab/>В связи с этим в 1992 г. в районе Лувеньгского архипелага (Кандалакшский государственный природный заповедник) были заложены три мониторинговых участка для наблюдений за поселениями данного вида. Цель настоящей работы состоит в изучении структуры локальных поселений </text:span><text:span text:style-name="T32">Macoma</text:span><text:span text:style-name="T33"> </text:span><text:span text:style-name="T32">balthica</text:span><text:span text:style-name="T26"> на литорали Кандалакшского залива Белого моря.</text:span></text:p>
      <text:p text:style-name="P50">Материал и методы</text:p>
      <text:p text:style-name="P2">Исследования проводились в июле-августе 1992-2012 гг. в ходе экспедиционных работ Группы исследований прибрежных сообществ Лаборатории экологии морского <text:soft-page-break/>бентоса (ЭБЦ «Крестовский остров», СПбГДТЮ).</text:p>
      <text:p text:style-name="P3"><text:span text:style-name="T35">Нами б</text:span><text:span text:style-name="T26">ыли изучены литоральные поселения </text:span><text:span text:style-name="T33">M. balthica</text:span><text:span text:style-name="T26"> на трех участках, расположенных на расстоянии до 1,5 км друг от друга: в Илистой губе острова Горелого, в эстуарии реки Лувеньги и на материковой литорали к югу от поселка Лувеньга (рис.1 </text:span><text:span text:style-name="T36">КАРТА</text:span><text:span text:style-name="T26">).</text:span></text:p>
      <text:p text:style-name="P4"><text:span text:style-name="T3">Остров Горелый. </text:span>Ширина литорали в Илистой губе острова Горелый составляет 24 м. Верхняя часть литорали представляет собой гравийную россыпь, выходящую на приморский луг. Ниже следует илисто-песчаный пляж с редкими некрупными камнями, на котором расположено разреженное поселение <text:span text:style-name="T9">Arenicola marina</text:span>. На расстоянии 15 м от линии штормовых выбросов появляются редкие вкрапления фукоидов, и увеличивается количество мелких камней, но в грунте еще преобладают илистые и песчаные фракции. В данной зоне увеличивается плотность поселения пескожилов. Ниже на литорали, в полосе 17-21 м от штормовых выбросов располагается валунная гряда с поясом фукоидов. В данной зоне пробы отбирались на участках, не закрытых талломами водорослей. У нуля глубин грунт также илисто-песчаный, а плотность поселения <text:span text:style-name="T9">Arenicola marina </text:span>увеличивается относительно среднего горизонта литорали.</text:p>
      <text:p text:style-name="P4"><text:span text:style-name="T3">Эстуарий р. Лувеньги.</text:span> Ширина литорали в эстуарии реки Лувеньги составляет 500 м. На всем протяжении это однородный, и практически горизонтальный илисто-песчаный пляж с плотным поселением пескожилов. Здесь пробы отбирали на расстоянии 350 метров от линии штормовых выбросов, на нижнем горизонте литорали.</text:p>
      <text:p text:style-name="P4"><text:span text:style-name="T3">Материковая литораль.</text:span> Здесь отмечено наибольшее разнообразие биотопов. Первые 10 м литорали - гравийно-мелковалунная осыпь со значительным уклоном. Ниже располагается пологий пляж с илистым песком. В этом биотопе отмечены отдельные выбросы пескожилов <text:span text:style-name="T9">Arenicola marina</text:span> и кое-где тонкие маты зеленых водорослей. На расстоянии 19 м от штормовых выбросов пляж ограничен валунной грядой. Далее следует валунная россыпь с плотными поселениями фукоидов. Постепенно россыпь разреживается и между валунами появляются окна илисто-песчаного грунта. Плотность пояса фукоидов также постепенно уменьшается, и к 37 м от штормовых выбросов фукоиды и валуны практически полностью исчезают. Ниже располагается следующий хорошо различимый биотоп – пояс взморника <text:span text:style-name="T9">Zostera marina</text:span>. Сплошные (проективное покрытие около 100%) заросли этих растений на илисто-песчаном грунте простираются до 59 м от штормовых выбросов. Помимо взморника, здесь отмечено большое количество зеленых водорослей с прикрепляющейся на них молодью мидий <text:span text:style-name="T9">Mytilus edulis</text:span>. Нижняя часть участка (59-72 м) осушается только в <text:soft-page-break/>сизигийный отлив. Илисто-песчаный пляж данного биотопа служит местом обитания пескожилов и большого количества <text:span text:style-name="T7">Mytilus</text:span><text:span text:style-name="T9"> </text:span><text:span text:style-name="T7">edulis</text:span>, формирующих здесь небольшие агрегации.</text:p>
      <text:p text:style-name="P3"><text:span text:style-name="T26">На всех участках пробы располагали вдоль трансекты от верхнего до нижнего горизонта литорали. При этом количество проб в каждом биотопе было пропорционально площади этого биотопа. Разовая выборка составляла от 3 до 20 проб с участка (табл. 1). Сборы проводили пробоотборником площадью захвата 1/30 м</text:span><text:span text:style-name="T18">2</text:span><text:span text:style-name="T26">. В части сборов три пробы площадью 1/30 м</text:span><text:span text:style-name="T18">2</text:span><text:span text:style-name="T26"> объединяли, и обрабатывали как одну пробу площадью 1/10 м</text:span><text:span text:style-name="T18">2</text:span><text:span text:style-name="T26">. Грунт выбирали до глубины 5 см и промывали на сите с диаметром ячеи 1 мм. В дальнейшем, из проб выбирали всех особей </text:span><text:span text:style-name="T33">M. balthica</text:span><text:span text:style-name="T26"> и измеряли длину раковины с точностью до 0,1 мм. По данным выборки в каждый момент наблюдений определяли размерную структуру и плотность поселения </text:span><text:span text:style-name="T33">M. </text:span><text:span text:style-name="T34">b</text:span><text:span text:style-name="T33">althica</text:span><text:span text:style-name="T26">.</text:span></text:p>
      <text:p text:style-name="P3"><text:span text:style-name="T26"/></text:p>
      <text:p text:style-name="P35">Таблица 1. Характеристика материала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34">участок </text:p>
          </table:table-cell>
          <table:table-cell table:style-name="Таблица1.A1" office:value-type="string">
            <text:p text:style-name="P34">годы наблюдения </text:p>
          </table:table-cell>
          <table:table-cell table:style-name="Таблица1.A1" office:value-type="string">
            <text:p text:style-name="P34"><text:s/>обследованные горизонты литорали </text:p>
          </table:table-cell>
          <table:table-cell table:style-name="Таблица1.A1" office:value-type="string">
            <text:p text:style-name="P34">количество проб в однократной съемке </text:p>
          </table:table-cell>
          <table:table-cell table:style-name="Таблица1.E1" office:value-type="string">
            <text:p text:style-name="P34">площадь пробоотборника <text:s/></text:p>
          </table:table-cell>
        </table:table-row>
        <table:table-row>
          <table:table-cell table:style-name="Таблица1.A2" office:value-type="string">
            <text:p text:style-name="P34">о. Горелый Лувеньгских шхер </text:p>
          </table:table-cell>
          <table:table-cell table:style-name="Таблица1.A2" office:value-type="string">
            <text:p text:style-name="P34"><text:s/>1992 - 2012 </text:p>
          </table:table-cell>
          <table:table-cell table:style-name="Таблица1.A2" office:value-type="string">
            <text:p text:style-name="P34"><text:s/>ВГЛ, СГЛ, НГЛ </text:p>
          </table:table-cell>
          <table:table-cell table:style-name="Таблица1.A2" office:value-type="string">
            <text:p text:style-name="P34">4-12</text:p>
          </table:table-cell>
          <table:table-cell table:style-name="Таблица1.E2" office:value-type="string">
            <text:p text:style-name="P34">1/30, 1/10</text:p>
          </table:table-cell>
        </table:table-row>
        <table:table-row>
          <table:table-cell table:style-name="Таблица1.A2" office:value-type="string">
            <text:p text:style-name="P34">Лувеньга, материковая литораль </text:p>
          </table:table-cell>
          <table:table-cell table:style-name="Таблица1.A2" office:value-type="string">
            <text:p text:style-name="P34">1992-2000, 2002, 2004 </text:p>
          </table:table-cell>
          <table:table-cell table:style-name="Таблица1.A2" office:value-type="string">
            <text:p text:style-name="P34"><text:s/>ВГЛ, СГЛ, НГЛ </text:p>
          </table:table-cell>
          <table:table-cell table:style-name="Таблица1.A2" office:value-type="string">
            <text:p text:style-name="P34"><text:s/>12-20 </text:p>
          </table:table-cell>
          <table:table-cell table:style-name="Таблица1.E2" office:value-type="string">
            <text:p text:style-name="P34">1/30</text:p>
          </table:table-cell>
        </table:table-row>
        <table:table-row>
          <table:table-cell table:style-name="Таблица1.A2" office:value-type="string">
            <text:p text:style-name="P34">Эстуарий р. Лувеньги </text:p>
          </table:table-cell>
          <table:table-cell table:style-name="Таблица1.A2" office:value-type="string">
            <text:p text:style-name="P34"><text:s/>1992 - 2012 </text:p>
          </table:table-cell>
          <table:table-cell table:style-name="Таблица1.A2" office:value-type="string">
            <text:p text:style-name="P34"><text:s/>СГЛ</text:p>
          </table:table-cell>
          <table:table-cell table:style-name="Таблица1.A2" office:value-type="string">
            <text:p text:style-name="P34">3</text:p>
          </table:table-cell>
          <table:table-cell table:style-name="Таблица1.E2" office:value-type="string">
            <text:p text:style-name="P34">1/10</text:p>
          </table:table-cell>
        </table:table-row>
      </table:table>
      <text:p text:style-name="P38"><text:span text:style-name="T26">Примечание: </text:span><text:span text:style-name="T31">ВГЛ — верхний горизонт литорали, СГЛ — средний горизонт литорали, НГЛ — нижний горизонт литоарли</text:span></text:p>
      <text:p text:style-name="P38"><text:span text:style-name="T31"/></text:p>
      <text:p text:style-name="работа"><text:span text:style-name="T39">Статистическую обработку проводили в среде R</text:span><text:reference-mark-start text:name="ZOTERO_ITEM CSL_CITATION {&quot;citationID&quot;:&quot;Tp6lO6FJ&quot;,&quot;properties&quot;:{&quot;formattedCitation&quot;:&quot;[8]&quot;,&quot;plainCitation&quot;:&quot;[8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family&quot;:&quot;R Core Team&quot;,&quot;given&quot;:&quot;&quot;}],&quot;issued&quot;:{&quot;date-parts&quot;:[[&quot;2014&quot;]]}}}],&quot;schema&quot;:&quot;https://github.com/citation-style-language/schema/raw/master/csl-citation.json&quot;} RNDAVMh7f06s9"/><text:span text:style-name="T39">[8]</text:span><text:reference-mark-end text:name="ZOTERO_ITEM CSL_CITATION {&quot;citationID&quot;:&quot;Tp6lO6FJ&quot;,&quot;properties&quot;:{&quot;formattedCitation&quot;:&quot;[8]&quot;,&quot;plainCitation&quot;:&quot;[8]&quot;},&quot;citationItems&quot;:[{&quot;id&quot;:45,&quot;uris&quot;:[&quot;http://zotero.org/users/2233906/items/7VJRH726&quot;],&quot;uri&quot;:[&quot;http://zotero.org/users/2233906/items/7VJRH726&quot;],&quot;itemData&quot;:{&quot;id&quot;:45,&quot;type&quot;:&quot;book&quot;,&quot;title&quot;:&quot;R: A Language and Environment for Statistical Computing&quot;,&quot;publisher&quot;:&quot;R Foundation for Statistical Computing&quot;,&quot;publisher-place&quot;:&quot;Vienna, Austria&quot;,&quot;event-place&quot;:&quot;Vienna, Austria&quot;,&quot;URL&quot;:&quot;http://www.R-project.org/&quot;,&quot;note&quot;:&quot;bibtex: R_2014&quot;,&quot;language&quot;:&quot;english&quot;,&quot;author&quot;:[{&quot;family&quot;:&quot;R Core Team&quot;,&quot;given&quot;:&quot;&quot;}],&quot;issued&quot;:{&quot;date-parts&quot;:[[&quot;2014&quot;]]}}}],&quot;schema&quot;:&quot;https://github.com/citation-style-language/schema/raw/master/csl-citation.json&quot;} RNDAVMh7f06s9"/><text:span text:style-name="T39">. </text:span><text:span text:style-name="T40">Для оценки обилия использовали средние значения. Для средних в тексте везде приводится точность учета (относительная ошибка) в процентах. </text:span><text:span text:style-name="T52">Сравнение средних проводили с помощью <text:s/></text:span><text:span text:style-name="T53">критерия Манна-Уитни.</text:span><text:span text:style-name="T40"> </text:span><text:span text:style-name="T41">Множественное сравнение средних проводили с помощью непараметрического критерия Краскел-Уоллиса (</text:span><text:reference-mark-start text:name="ZOTERO_ITEM CSL_CITATION {&quot;citationID&quot;:&quot;F1Cb4Tlb&quot;,&quot;properties&quot;:{&quot;formattedCitation&quot;:&quot;[9]&quot;,&quot;plainCitation&quot;:&quot;[9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Nm0jlT91dl"/><text:span text:style-name="T41">[9]</text:span><text:reference-mark-end text:name="ZOTERO_ITEM CSL_CITATION {&quot;citationID&quot;:&quot;F1Cb4Tlb&quot;,&quot;properties&quot;:{&quot;formattedCitation&quot;:&quot;[9]&quot;,&quot;plainCitation&quot;:&quot;[9]&quot;},&quot;citationItems&quot;:[{&quot;id&quot;:516,&quot;uris&quot;:[&quot;http://zotero.org/users/2233906/items/5HHQIPCU&quot;],&quot;uri&quot;:[&quot;http://zotero.org/users/2233906/items/5HHQIPCU&quot;],&quot;itemData&quot;:{&quot;id&quot;:516,&quot;type&quot;:&quot;book&quot;,&quot;title&quot;:&quot;Nonparametric statistical methods&quot;,&quot;publisher&quot;:&quot;John Wiley &amp; Sons&quot;,&quot;number-of-pages&quot;:&quot;848&quot;,&quot;edition&quot;:&quot;3&quot;,&quot;source&quot;:&quot;Google Scholar&quot;,&quot;URL&quot;:&quot;http://books.google.com/books?hl=ru&amp;lr=&amp;id=Y5s3AgAAQBAJ&amp;oi=fnd&amp;pg=PT9&amp;dq=Myles+Hollander+and+Douglas+A.+Wolfe+(1973),+Nonparametric+Statistical+Methods&amp;ots=aYi-f35juO&amp;sig=j_BwieU-tFeGhoEyGuz31KxBNmc&quot;,&quot;language&quot;:&quot;english&quot;,&quot;author&quot;:[{&quot;family&quot;:&quot;Hollander&quot;,&quot;given&quot;:&quot;Myles&quot;},{&quot;family&quot;:&quot;Wolfe&quot;,&quot;given&quot;:&quot;Douglas A.&quot;},{&quot;family&quot;:&quot;Chicken&quot;,&quot;given&quot;:&quot;Eric&quot;}],&quot;issued&quot;:{&quot;date-parts&quot;:[[&quot;2013&quot;]]},&quot;accessed&quot;:{&quot;date-parts&quot;:[[&quot;2015&quot;,2,17]]}}}],&quot;schema&quot;:&quot;https://github.com/citation-style-language/schema/raw/master/csl-citation.json&quot;} RNDNm0jlT91dl"/><text:span text:style-name="T42">). </text:span><text:span text:style-name="T54">Для проверки гипотезы о синхронности двух рядов строили матрицу эвклидовых расстояний для каждого ряда <text:s/>средних численностей маком, после чего попарно сравнивали полученные матрицы с помощью </text:span><text:span text:style-name="T64">частных</text:span><text:span text:style-name="T54"> корреляций Мантеля </text:span><text:reference-mark-start text:name="ZOTERO_ITEM CSL_CITATION {&quot;citationID&quot;:&quot;S1IBtntl&quot;,&quot;properties&quot;:{&quot;formattedCitation&quot;:&quot;[10]&quot;,&quot;plainCitation&quot;:&quot;[10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VGPq1YQRBF"/><text:span text:style-name="T54">[10]</text:span><text:reference-mark-end text:name="ZOTERO_ITEM CSL_CITATION {&quot;citationID&quot;:&quot;S1IBtntl&quot;,&quot;properties&quot;:{&quot;formattedCitation&quot;:&quot;[10]&quot;,&quot;plainCitation&quot;:&quot;[10]&quot;},&quot;citationItems&quot;:[{&quot;id&quot;:597,&quot;uris&quot;:[&quot;http://zotero.org/users/2233906/items/QTEU2DH6&quot;],&quot;uri&quot;:[&quot;http://zotero.org/users/2233906/items/QTEU2DH6&quot;],&quot;itemData&quot;:{&quot;id&quot;:597,&quot;type&quot;:&quot;book&quot;,&quot;title&quot;:&quot;Numerical ecology&quot;,&quot;publisher&quot;:&quot;Elsevier&quot;,&quot;volume&quot;:&quot;24&quot;,&quot;source&quot;:&quot;Google Scholar&quot;,&quot;URL&quot;:&quot;http://books.google.com/books?hl=ru&amp;lr=&amp;id=6ZBOA-iDviQC&amp;oi=fnd&amp;pg=PP2&amp;dq=Legendre,+P.+and+Legendre,+L.+(2012)+_Numerical+Ecology_.+&amp;ots=ux7m-7V7Ym&amp;sig=pdvzgbUy14W3G5pAv4EijhjPUb8&quot;,&quot;author&quot;:[{&quot;family&quot;:&quot;Legendre&quot;,&quot;given&quot;:&quot;Pierre&quot;},{&quot;family&quot;:&quot;Legendre&quot;,&quot;given&quot;:&quot;Loic FJ&quot;}],&quot;issued&quot;:{&quot;date-parts&quot;:[[&quot;2012&quot;]]},&quot;accessed&quot;:{&quot;date-parts&quot;:[[&quot;2015&quot;,2,23]]}},&quot;label&quot;:&quot;page&quot;}],&quot;schema&quot;:&quot;https://github.com/citation-style-language/schema/raw/master/csl-citation.json&quot;} RNDVGPq1YQRBF"/><text:span text:style-name="T55">, реализованных в пакете vegan для среды R </text:span><text:reference-mark-start text:name="ZOTERO_ITEM CSL_CITATION {&quot;citationID&quot;:&quot;HRXptYk2&quot;,&quot;properties&quot;:{&quot;formattedCitation&quot;:&quot;[11]&quot;,&quot;plainCitation&quot;:&quot;[11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family&quot;:&quot;Pierre Legendre&quot;,&quot;given&quot;:&quot;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ynsVfgRd8r"/><text:span text:style-name="T55">[11]</text:span><text:reference-mark-end text:name="ZOTERO_ITEM CSL_CITATION {&quot;citationID&quot;:&quot;HRXptYk2&quot;,&quot;properties&quot;:{&quot;formattedCitation&quot;:&quot;[11]&quot;,&quot;plainCitation&quot;:&quot;[11]&quot;},&quot;citationItems&quot;:[{&quot;id&quot;:42,&quot;uris&quot;:[&quot;http://zotero.org/users/2233906/items/U7N3CZFQ&quot;],&quot;uri&quot;:[&quot;http://zotero.org/users/2233906/items/U7N3CZFQ&quot;],&quot;itemData&quot;:{&quot;id&quot;:42,&quot;type&quot;:&quot;book&quot;,&quot;title&quot;:&quot;vegan: Community Ecology Package&quot;,&quot;URL&quot;:&quot;http://CRAN.R-project.org/package=vegan&quot;,&quot;note&quot;:&quot;R package version 2.0-10 \nbibtex: Oksanen_et_al_2013&quot;,&quot;language&quot;:&quot;english&quot;,&quot;author&quot;:[{&quot;family&quot;:&quot;Oksanen&quot;,&quot;given&quot;:&quot;Jari&quot;},{&quot;family&quot;:&quot;Blanchet&quot;,&quot;given&quot;:&quot;F. Guillaume&quot;},{&quot;family&quot;:&quot;Kindt&quot;,&quot;given&quot;:&quot;Roeland&quot;},{&quot;family&quot;:&quot;Pierre Legendre&quot;,&quot;given&quot;:&quot;&quot;},{&quot;family&quot;:&quot;Minchin&quot;,&quot;given&quot;:&quot;Peter R.&quot;},{&quot;family&quot;:&quot;O'Hara&quot;,&quot;given&quot;:&quot;R. B.&quot;},{&quot;family&quot;:&quot;Simpson&quot;,&quot;given&quot;:&quot;Gavin L.&quot;},{&quot;family&quot;:&quot;Solymos&quot;,&quot;given&quot;:&quot;Peter&quot;},{&quot;family&quot;:&quot;Stevens&quot;,&quot;given&quot;:&quot;M. Henry H.&quot;},{&quot;family&quot;:&quot;Wagner&quot;,&quot;given&quot;:&quot;Helene&quot;}],&quot;issued&quot;:{&quot;date-parts&quot;:[[&quot;2013&quot;]]}}}],&quot;schema&quot;:&quot;https://github.com/citation-style-language/schema/raw/master/csl-citation.json&quot;} RNDynsVfgRd8r"/><text:span text:style-name="T55">. </text:span><text:span text:style-name="T65">Моделирование динамики численности проводили методом построения линейной модели с последующей проверкой ее валидности </text:span><text:reference-mark-start text:name="ZOTERO_ITEM CSL_CITATION {&quot;citationID&quot;:&quot;LjbexWfS&quot;,&quot;properties&quot;:{&quot;formattedCitation&quot;:&quot;[12]&quot;,&quot;plainCitation&quot;:&quot;[12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C3XjRT7zZf"/><text:span text:style-name="T65">[12]</text:span><text:reference-mark-end text:name="ZOTERO_ITEM CSL_CITATION {&quot;citationID&quot;:&quot;LjbexWfS&quot;,&quot;properties&quot;:{&quot;formattedCitation&quot;:&quot;[12]&quot;,&quot;plainCitation&quot;:&quot;[12]&quot;},&quot;citationItems&quot;:[{&quot;id&quot;:633,&quot;uris&quot;:[&quot;http://zotero.org/users/2233906/items/KAF2D7EB&quot;],&quot;uri&quot;:[&quot;http://zotero.org/users/2233906/items/KAF2D7EB&quot;],&quot;itemData&quot;:{&quot;id&quot;:633,&quot;type&quot;:&quot;book&quot;,&quot;title&quot;:&quot;Applied regression analysis and generalized linear models&quot;,&quot;publisher&quot;:&quot;Sage Publications&quot;,&quot;source&quot;:&quot;Google Scholar&quot;,&quot;URL&quot;:&quot;http://books.google.com/books?hl=ru&amp;lr=&amp;id=d1QXBAAAQBAJ&amp;oi=fnd&amp;pg=PT15&amp;dq=Applied+Regression+Analysis+and+Generalized+Linear+Models&amp;ots=EZLbDZvHl7&amp;sig=IfohBvPemrAIl-8iyB_cEusYc-A&quot;,&quot;author&quot;:[{&quot;family&quot;:&quot;Fox&quot;,&quot;given&quot;:&quot;John&quot;}],&quot;issued&quot;:{&quot;date-parts&quot;:[[&quot;2008&quot;]]},&quot;accessed&quot;:{&quot;date-parts&quot;:[[&quot;2015&quot;,2,25]]}}}],&quot;schema&quot;:&quot;https://github.com/citation-style-language/schema/raw/master/csl-citation.json&quot;} RNDC3XjRT7zZf"/><text:span text:style-name="T65">. </text:span></text:p>
      <text:p text:style-name="P3"/>
      <text:p text:style-name="P40">Результаты</text:p>
      <text:p text:style-name="P11"><text:soft-page-break/><text:span text:style-name="T110"><text:tab/>Остров Горелый. </text:span><text:span text:style-name="T111">Численность </text:span><text:span text:style-name="T117">маком</text:span><text:span text:style-name="T111"> </text:span><text:span text:style-name="T112">в поселении на литорали Илистой губы <text:s/>о. Горелый</text:span><text:span text:style-name="T111"> варьировала от </text:span><text:span text:style-name="T113">70</text:span><text:span text:style-name="T111"> (1</text:span><text:span text:style-name="T113">7 </text:span><text:span text:style-name="T111">%) до </text:span><text:span text:style-name="T113">4750</text:span><text:span text:style-name="T111"> (</text:span><text:span text:style-name="T123">23 </text:span><text:span text:style-name="T111">%) экз./м</text:span><text:span text:style-name="T21">2</text:span><text:span text:style-name="T111">. Анализ динамики численности позволяет выделить два относительно стабильных периода: 199</text:span><text:span text:style-name="T112">4</text:span><text:span text:style-name="T111">-9</text:span><text:span text:style-name="T112">8</text:span><text:span text:style-name="T111"> и </text:span><text:span text:style-name="T112">2000</text:span><text:span text:style-name="T111">-20</text:span><text:span text:style-name="T112">12</text:span><text:span text:style-name="T111"> гг. </text:span><text:span text:style-name="T112">(тест Краскел-Уоллеса: </text:span><text:span text:style-name="T72">χ</text:span><text:span text:style-name="T83">2</text:span><text:span text:style-name="T124">=</text:span><text:span text:style-name="T112">8,83; p=0,066 и </text:span><text:span text:style-name="T72">χ</text:span><text:span text:style-name="T83">2</text:span><text:span text:style-name="T124">=</text:span><text:span text:style-name="T125">15,51</text:span><text:span text:style-name="T112">; p=0,55, соответственно),</text:span><text:span text:style-name="T111"> а также всплеск численности в 199</text:span><text:span text:style-name="T112">9</text:span><text:span text:style-name="T111"> г. (рис. 2 </text:span><text:span text:style-name="T126">ДИНАМИКА</text:span><text:span text:style-name="T111">). </text:span><text:span text:style-name="T114">В период с 1994 по 1998 гг. средняя численность была 960 (4 %) <text:s/>экз./м</text:span><text:span text:style-name="T22">2</text:span><text:span text:style-name="T112">. </text:span><text:span text:style-name="T116">В</text:span><text:span text:style-name="T112"> период после 2000 года средняя численность маком в поселении на о. Горелый составляла 1580 (7 %) экз./м</text:span><text:span text:style-name="T22">2</text:span><text:span text:style-name="T112">.</text:span><text:span text:style-name="T111"> Резкое увеличение численности в 199</text:span><text:span text:style-name="T112">9</text:span><text:span text:style-name="T111"> г. было связано с </text:span><text:span text:style-name="T114">появлением в поселении </text:span><text:span text:style-name="T111">особ</text:span><text:span text:style-name="T114">ей</text:span><text:span text:style-name="T111"> размером менее </text:span><text:span text:style-name="T112">1-2</text:span><text:span text:style-name="T111"> мм (рис. 3 </text:span><text:span text:style-name="T126">РАЗМЕРНАЯ СТРУКТУРА</text:span><text:span text:style-name="T111">)</text:span><text:span text:style-name="T115">.</text:span></text:p>
      <text:p text:style-name="P21"><text:span text:style-name="T127">В 1992 году размерная структура </text:span><text:span text:style-name="T11">M. balthica</text:span><text:span text:style-name="T127"> в поселении на литорали о. Горелый была мономодальной <text:s/>с модальным классом 8 мм . С 1993 года появляется второй модальный класс 1-4 мм, и до 1997 года сохраняется бимодальная размерная структура. При этом вклад моллюсков из двух модальных групп в поселение сравним и нет преобладания одной их групп. В 1998 году произошло практически полное элиминирование крупных особей и размерная структура стала мономодальной с сильным преобладанием мелких моллюсков. Такая структура поселения сохранялась до 2001 года, однако происходило увеличение в поселении количества более крупных моллюсков и, соответственно, снижение степени преобладания мелких маком. С 2002 года размерная структура поселения вновь стала бимодальной, что сохранялось до конца периода наблюдения. При этом всегда, за исключением 2010 года, первую модальную группу формировали особи длиной 1-2 мм</text:span><text:span text:style-name="T128"> (рис. 3 </text:span><text:span text:style-name="T138">РАЗМЕРНАЯ СТРУКТУРА</text:span><text:span text:style-name="T128">)</text:span><text:span text:style-name="T127">. </text:span></text:p>
      <text:p text:style-name="P22">Важно отметить что наиболее мелкие особи (с длиной раковины 1-2 мм) были отмечены каждый год. </text:p>
      <text:p text:style-name="P18"><text:span text:style-name="T3">Эстуарий реки Лувеньги.</text:span><text:span text:style-name="T4"> </text:span>Численность <text:span text:style-name="T7">M</text:span><text:span text:style-name="T9">. </text:span><text:span text:style-name="T7">balthica</text:span> <text:span text:style-name="T141">в исследованный период колебалась от 55 (27 %) до 3330 (9 %) экз./м</text:span><text:span text:style-name="T23">2 </text:span><text:span text:style-name="T140">(рис. 2 </text:span><text:span text:style-name="T151">ДИНАМИКА ОБИЛИЯ</text:span><text:span text:style-name="T140">). Описывая динамику обилия в данном поселении, можно говорить по крайней мере о двух периодах: с 1992 по 1998 год – <text:s/>период относительно низкой численности (менее 800 экз./м</text:span><text:span text:style-name="T23">2 </text:span><text:span text:style-name="T140">) моллюсков, и с 1999 по 2012 год – относительно высокой (более 1000 экз./м</text:span><text:span text:style-name="T23">2</text:span><text:span text:style-name="T140">) (критерий Манна-Уитни, W=6, p&lt; 0,001).</text:span></text:p>
      <text:p text:style-name="P19"><text:span text:style-name="T140">В период с 1992 по 1998 год численность </text:span><text:span text:style-name="T12">M. balthica</text:span><text:span text:style-name="T140"> достоверно изменялась (тест Краскела-Уоллиса: </text:span><text:span text:style-name="T81">χ</text:span><text:span text:style-name="T84">2</text:span><text:span text:style-name="T143">=</text:span><text:span text:style-name="T144">24,1</text:span><text:span text:style-name="T149">; p&lt;0,001). Численность моллюсков в эстуарии р. Лувеньги в 1992-1993 годах оставалась стабильной (в среднем 128 (21,5 %) экз./м</text:span><text:span text:style-name="T23">2</text:span><text:span text:style-name="T149">), </text:span><text:soft-page-break/><text:span text:style-name="T149">затем произошло ее увеличение в 1994 году, после чего снова произошло некоторое ее снижение и в 1995-1997 годах она стабилизировалась на более высоком уровне (средняя численность 341 (9,3 %) экз./м</text:span><text:span text:style-name="T23">2</text:span><text:span text:style-name="T149">) по сравнению с 1992-93 гг. (рис. 2 </text:span><text:span text:style-name="T151">ДИНАМИКА ОБИЛИЯ</text:span><text:span text:style-name="T140">). </text:span></text:p>
      <text:p text:style-name="P19"><text:span text:style-name="T150">В 1998 году вновь происходит увеличение численности </text:span><text:span text:style-name="T13">M. balthica</text:span><text:span text:style-name="T150"> до уровня 1994 года (около 750-800 экз./м</text:span><text:span text:style-name="T23">2</text:span><text:span text:style-name="T150">), после чего в 1999 году средняя численность возросла ещё в три раза. С 1999 по 2003 год численность оставалась относительно стабильной <text:s/>(тест Краскела-Уоллиса: </text:span><text:span text:style-name="T81">χ</text:span><text:span text:style-name="T84">2</text:span><text:span text:style-name="T143">=</text:span><text:span text:style-name="T145">5,0</text:span><text:span text:style-name="T149">; p=0,28) и в среднем составляла 2146 (5,5 %) экз./м</text:span><text:span text:style-name="T23">2</text:span><text:span text:style-name="T150">. В 2004 году обилие маком увеличилось в полтора раза и достигло максимума для данного участка за весь период наблюдений (рис. 2 </text:span><text:span text:style-name="T151">ДИНАМИКА ОБИЛИЯ</text:span><text:span text:style-name="T140">). </text:span></text:p>
      <text:p text:style-name="P20">С 2004 по 2006 год численность моллюсков последовательно снижалась. В 2006 году она достигла локального минимума и составляла 993 (13,2 %)<text:span text:style-name="T149"> экз./м</text:span><text:span text:style-name="T23">2</text:span>. С 2008 по 2012 год были отмечены отмечены недостоверные флуктуации ( <text:span text:style-name="T150">тест Краскела-Уоллиса: </text:span><text:span text:style-name="T81">χ</text:span><text:span text:style-name="T84">2</text:span><text:span text:style-name="T143">=</text:span><text:span text:style-name="T142">6,8</text:span><text:span text:style-name="T149">; p=0,</text:span>14) <text:span text:style-name="T140">(рис. 2 </text:span><text:span text:style-name="T151">ДИНАМИКА ОБИЛИЯ</text:span><text:span text:style-name="T140">)</text:span>.</text:p>
      <text:p text:style-name="P8">Характер размерно-частотной структуры менялся в течение 20 лет наблюдения <text:span text:style-name="T154">(рис. 3 </text:span><text:span text:style-name="T152">РАЗМЕРНАЯ СТРУКТУРА</text:span><text:span text:style-name="T154">)</text:span>. С 1993 до 1997 года в размерной структуре поселения выделялось три модальных класса, причем за все 5 лет один из них попадал на особей длиной до 4 мм , второй на 7-9 мм и третий – это особи длиной более 10 мм. В 1998 году размерная структура поселения стала мономодальной, так как практически не осталось крупных особей, но появилось много моллюсков длиной 1-2 мм. В дальнейшем до 2002 года оставалось мономодальное распределение особей по размерам, и происходило смещение модального класса – в 2002 году это были особи размером 6-7 мм. В 2003 году можно было выделить два пика: моллюски длиной 1-2 мм и 7-9 мм, то есть размерная структура поселения вновь стала бимодальной. В дальнейшем до 2012 года размерная структура маком в данном поселении остается бимодальной. П<text:span text:style-name="T153">ри этом п</text:span>ервый модальный класс сохраняется – особи длиной 1-2 мм, а второй модальный класс варьирует, его составляют в разные годы особи длиной от 9 до 12 мм. Количественное соотношение особей двух модальных классов менялось. Чаще (2004, 2007-2010 года) преобладали мелкие моллюски, но в отдельные годы (2006, 2012) доля крупных была выше, либо представительство крупных и мелких доминирующих классов было сравнимым (2005, 2011 годы) <text:span text:style-name="T150">(рис. 3 </text:span><text:span text:style-name="T152">РАЗМЕРНАЯ СТРУКТУРА</text:span><text:span text:style-name="T155">)</text:span>.</text:p>
      <text:p text:style-name="P5"/>
      <text:p text:style-name="P6"><text:soft-page-break/><text:span text:style-name="T5">Лувеньга, м</text:span><text:span text:style-name="T3">атериковая литораль. </text:span><text:span text:style-name="T134">Численность маком на данном участке варьировала от 250 (32 %) до 3560 (26 5) </text:span><text:span text:style-name="T131"><text:s/>экз./м</text:span><text:span text:style-name="T24">2</text:span><text:span text:style-name="T136"> </text:span><text:span text:style-name="T137">(рис. 2 </text:span><text:span text:style-name="T139">ДИНАМИКА ОБИЛИЯ</text:span><text:span text:style-name="T137">). </text:span><text:span text:style-name="T129">На данном участке можно выделить по крайнем мере два периода, отличающиеся по характеристикам обилия: период с 1992 по 1997 год с относительно <text:s/></text:span><text:span text:style-name="T130">более </text:span><text:span text:style-name="T129">стабильной и низкой численностью, и период после 1998 с более высокой численностью и значительными ее колебаниями. </text:span><text:span text:style-name="T130">В период с 1992 по 1994 год произошло достоверное увеличение численности (</text:span><text:span text:style-name="T131">тест Краскела-Уоллиса: </text:span><text:span text:style-name="T82">χ</text:span><text:span text:style-name="T85">2</text:span><text:span text:style-name="T146">=</text:span><text:span text:style-name="T147">6,3</text:span><text:span text:style-name="T132">; p=0,</text:span><text:span text:style-name="T130">01), после чего с 1994 по 1997 год численность оставалась стабильной (</text:span><text:span text:style-name="T131">тест Краскела-Уоллиса: </text:span><text:span text:style-name="T82">χ</text:span><text:span text:style-name="T85">2</text:span><text:span text:style-name="T146">=</text:span><text:span text:style-name="T147">1,3</text:span><text:span text:style-name="T132">; p=</text:span><text:span text:style-name="T130">0,7) – </text:span><text:span text:style-name="T134">в среднем 780 (10 %) </text:span><text:span text:style-name="T131">экз./м</text:span><text:span text:style-name="T24">2</text:span><text:span text:style-name="T130">. </text:span><text:span text:style-name="T133">С 1998 по 2004 год изменения средних величин обилия были недостоверны за счет большой степени варьирования (</text:span><text:span text:style-name="T131">тест Краскела-Уоллиса: </text:span><text:span text:style-name="T82">χ</text:span><text:span text:style-name="T85">2</text:span><text:span text:style-name="T146">=</text:span><text:span text:style-name="T148">1,8</text:span><text:span text:style-name="T132">; p=0,</text:span><text:span text:style-name="T133">8) </text:span><text:span text:style-name="T135">и в средняя численность в данный период составляла 2560 (17 %) </text:span><text:span text:style-name="T136"><text:s/></text:span><text:span text:style-name="T137">(рис. 2 </text:span><text:span text:style-name="T139">ДИНАМИКА ОБИЛИЯ</text:span><text:span text:style-name="T137">)</text:span><text:span text:style-name="T133">.</text:span></text:p>
      <text:p text:style-name="P7">В <text:span text:style-name="T157">течение всего </text:span>период<text:span text:style-name="T157">а</text:span> исследований на материковой литорали преобладали моллюски, длина раковины которых была менее 5 мм <text:span text:style-name="T150">(рис. 3 </text:span><text:span text:style-name="T152">РАЗМЕРНАЯ СТРУКТУРА</text:span><text:span text:style-name="T155">)</text:span>. При этом в период с 1992 по 1997 гг. поселение размерная структура данного поселения описывалась в разной степени выраженным двухвершинным распределением с присутствием нескольких «старших» размерных когорт и незначительным преобладанием особей с длиной раковины менее 5 мм. В период с 199<text:span text:style-name="T156">8</text:span> по 2002 гг. отмечено резкое увеличение доли особей, относящихся к размерному классу 1-2 мм <text:span text:style-name="T150">(рис. 3 </text:span><text:span text:style-name="T152">РАЗМЕРНАЯ СТРУКТУРА</text:span><text:span text:style-name="T155">)</text:span>.</text:p>
      <text:p text:style-name="P15"/>
      <text:p text:style-name="P24">Обсуждение</text:p>
      <text:p text:style-name="P30"><text:span text:style-name="T66"><text:tab/></text:span><text:span text:style-name="T38">Численность </text:span><text:span text:style-name="T67">M</text:span><text:span text:style-name="T68">.</text:span><text:span text:style-name="T67">balthica</text:span><text:span text:style-name="T68"> </text:span><text:span text:style-name="T38">на изученных участках варьировала в широких пределах. Минимальная численность моллюсков была отмечена в эстуарии р. Лувеньга в 1992 г. и составляла </text:span><text:span text:style-name="T43">55 </text:span><text:span text:style-name="T38">(</text:span><text:span text:style-name="T43">27 %</text:span><text:span text:style-name="T38">) экз./м</text:span><text:span text:style-name="T19">2</text:span><text:span text:style-name="T38">, а максимальная на литорали о. Горелый в 199</text:span><text:span text:style-name="T43">9</text:span><text:span text:style-name="T38"> г. (</text:span><text:span text:style-name="T40">4750</text:span><text:span text:style-name="T38"> (</text:span><text:span text:style-name="T70">23 </text:span><text:span text:style-name="T38">%) экз./м</text:span><text:span text:style-name="T19">2</text:span><text:span text:style-name="T38">) </text:span><text:span text:style-name="T46">(рис. 2 </text:span><text:span text:style-name="T71">ДИНАМИКА ОБИЛИЯ</text:span><text:span text:style-name="T46">)</text:span><text:span text:style-name="T38">. Так, максимальные численности, отмеченные в данном исследовании,</text:span><text:span text:style-name="T43"> сравнимы с приводимыми в работе А.Д. Наумова </text:span><text:reference-mark-start text:name="ZOTERO_ITEM CSL_CITATION {&quot;citationID&quot;:&quot;rwvYMLPq&quot;,&quot;properties&quot;:{&quot;formattedCitation&quot;:&quot;[13]&quot;,&quot;plainCitation&quot;:&quot;[13]&quot;},&quot;citationItems&quot;:[{&quot;id&quot;:526,&quot;uris&quot;:[&quot;http://zotero.org/users/2233906/items/HRK24FQK&quot;],&quot;uri&quot;:[&quot;http://zotero.org/users/2233906/items/HRK24FQK&quot;],&quot;itemData&quot;:{&quot;id&quot;:526,&quot;type&quot;:&quot;article-journal&quot;,&quot;title&quot;:&quot;Двустворчатые моллюски Белого моря. Опыт эколого-фаунистического анализа. СПб., 2006&quot;,&quot;source&quot;:&quot;Google Scholar&quot;,&quot;URL&quot;:&quot;http://ir.nmu.org.ua/handle/123456789/71194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AQnkBR6fZJ"/><text:span text:style-name="T43">[13]</text:span><text:reference-mark-end text:name="ZOTERO_ITEM CSL_CITATION {&quot;citationID&quot;:&quot;rwvYMLPq&quot;,&quot;properties&quot;:{&quot;formattedCitation&quot;:&quot;[13]&quot;,&quot;plainCitation&quot;:&quot;[13]&quot;},&quot;citationItems&quot;:[{&quot;id&quot;:526,&quot;uris&quot;:[&quot;http://zotero.org/users/2233906/items/HRK24FQK&quot;],&quot;uri&quot;:[&quot;http://zotero.org/users/2233906/items/HRK24FQK&quot;],&quot;itemData&quot;:{&quot;id&quot;:526,&quot;type&quot;:&quot;article-journal&quot;,&quot;title&quot;:&quot;Двустворчатые моллюски Белого моря. Опыт эколого-фаунистического анализа. СПб., 2006&quot;,&quot;source&quot;:&quot;Google Scholar&quot;,&quot;URL&quot;:&quot;http://ir.nmu.org.ua/handle/123456789/71194&quot;,&quot;author&quot;:[{&quot;family&quot;:&quot;Наумов&quot;,&quot;given&quot;:&quot;А. Д.&quot;}],&quot;issued&quot;:{&quot;date-parts&quot;:[[&quot;2006&quot;]]},&quot;accessed&quot;:{&quot;date-parts&quot;:[[&quot;2015&quot;,2,23]]}}}],&quot;schema&quot;:&quot;https://github.com/citation-style-language/schema/raw/master/csl-citation.json&quot;} RNDAQnkBR6fZJ"/><text:span text:style-name="T43"> </text:span><text:span text:style-name="T45">максимальными значениями для Белого моря (4581 экз./м</text:span><text:span text:style-name="T20">2</text:span><text:span text:style-name="T45"> в Оленьей салме в куту Кандалакшского залива)</text:span><text:span text:style-name="T38">. </text:span></text:p>
      <text:p text:style-name="P45"><text:span text:style-name="T38">Во всех случаях резкие всплески численности маком вызывались массовым появлением в поселении моллюсков длиной 1-</text:span><text:span text:style-name="T47">2</text:span><text:span text:style-name="T38"> мм, </text:span><text:span text:style-name="T44">что соответствует возрасту 1+ </text:span><text:reference-mark-start text:name="ZOTERO_ITEM CSL_CITATION {&quot;citationID&quot;:&quot;E9lE6TWf&quot;,&quot;properties&quot;:{&quot;formattedCitation&quot;:&quot;[14]&quot;,&quot;plainCitation&quot;:&quot;[14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Т.В.&quot;,&quot;given&quot;:&quot;Кунина,&quot;}],&quot;issued&quot;:{&quot;date-parts&quot;:[[&quot;1992&quot;]]}}}],&quot;schema&quot;:&quot;https://github.com/citation-style-language/schema/raw/master/csl-citation.json&quot;} RNDbfd2xF0arp"/><text:span text:style-name="T44">[14]</text:span><text:reference-mark-end text:name="ZOTERO_ITEM CSL_CITATION {&quot;citationID&quot;:&quot;E9lE6TWf&quot;,&quot;properties&quot;:{&quot;formattedCitation&quot;:&quot;[14]&quot;,&quot;plainCitation&quot;:&quot;[14]&quot;},&quot;citationItems&quot;:[{&quot;id&quot;:477,&quot;uris&quot;:[&quot;http://zotero.org/users/2233906/items/UCGRQ3IR&quot;],&quot;uri&quot;:[&quot;http://zotero.org/users/2233906/items/UCGRQ3IR&quot;],&quot;itemData&quot;:{&quot;id&quot;:477,&quot;type&quot;:&quot;article-journal&quot;,&quot;title&quot;:&quot;Продукционные свойства поселения Macoma balthica L. в губе Чупа (Белое море). I. Линейный рост.&quot;,&quot;container-title&quot;:&quot;Вестник СПбГУ. Серия 3. Биология&quot;,&quot;page&quot;:&quot;12 - 19&quot;,&quot;issue&quot;:&quot;4 (24)&quot;,&quot;note&quot;:&quot;bibtex:Maximovich_et_al_1992&quot;,&quot;language&quot;:&quot;russian&quot;,&quot;author&quot;:[{&quot;family&quot;:&quot;Максимович&quot;,&quot;given&quot;:&quot;Н.В.&quot;},{&quot;family&quot;:&quot;Герасимова&quot;,&quot;given&quot;:&quot;А.В.&quot;},{&quot;family&quot;:&quot;Т.В.&quot;,&quot;given&quot;:&quot;Кунина,&quot;}],&quot;issued&quot;:{&quot;date-parts&quot;:[[&quot;1992&quot;]]}}}],&quot;schema&quot;:&quot;https://github.com/citation-style-language/schema/raw/master/csl-citation.json&quot;} RNDbfd2xF0arp"/><text:span text:style-name="T38">. </text:span><text:span text:style-name="T47">Таким образом, увеличение численности связано с успешностью пополнения поселения в предыдущий год. Однако во всех случаях резкого увеличения численности в связи с успешным пополнением, через год обилие снижается (рис. 2 </text:span><text:span text:style-name="T46"><text:s/></text:span><text:span text:style-name="T71">ДИНАМИКА ОБИЛИЯ</text:span><text:span text:style-name="T47">). </text:span><text:soft-page-break/><text:span text:style-name="T46">Для Белого моря показано</text:span><text:span text:style-name="T47">, что массовое оседание спата не всегда ведет к успешному пополнению поселения, так как значительное количество сеголетков гибнет в первую зиму </text:span><text:reference-mark-start text:name="ZOTERO_ITEM CSL_CITATION {&quot;citationID&quot;:&quot;2i951n8jci&quot;,&quot;properties&quot;:{&quot;formattedCitation&quot;:&quot;[15,16]&quot;,&quot;plainCitation&quot;:&quot;[15,16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i1998lichinki1565785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c36N3mwbay"/><text:span text:style-name="T47">[15,16]</text:span><text:reference-mark-end text:name="ZOTERO_ITEM CSL_CITATION {&quot;citationID&quot;:&quot;2i951n8jci&quot;,&quot;properties&quot;:{&quot;formattedCitation&quot;:&quot;[15,16]&quot;,&quot;plainCitation&quot;:&quot;[15,16]&quot;},&quot;citationItems&quot;:[{&quot;id&quot;:109,&quot;uris&quot;:[&quot;http://zotero.org/users/2233906/items/XNBR6MZH&quot;],&quot;uri&quot;:[&quot;http://zotero.org/users/2233906/items/XNBR6MZH&quot;],&quot;itemData&quot;:{&quot;id&quot;:109,&quot;type&quot;:&quot;paper-conference&quot;,&quot;title&quot;:&quot;Долговременный мониторинг литоральных поселений двустворчатых моллюсков (Mollsca, Bivalvia) в губе Чупа (Белое море)&quot;,&quot;container-title&quot;:&quot;Морские и пресноводные биосистемы севера Карелии. Труды БиНИИ&quot;,&quot;publisher&quot;:&quot;Издательство СПбГУ&quot;,&quot;page&quot;:&quot;95 – 120&quot;,&quot;volume&quot;:&quot;51&quot;,&quot;note&quot;:&quot;bibtex: Maximovich_Gerasimova_2004&quot;,&quot;language&quot;:&quot;russian&quot;,&quot;author&quot;:[{&quot;family&quot;:&quot;Максимович&quot;,&quot;given&quot;:&quot;Н.&quot;},{&quot;family&quot;:&quot;Герасимова&quot;,&quot;given&quot;:&quot;А.&quot;}],&quot;editor&quot;:[{&quot;family&quot;:&quot;Раилкин&quot;,&quot;given&quot;:&quot;А.И.&quot;}],&quot;issued&quot;:{&quot;date-parts&quot;:[[&quot;2004&quot;]]}},&quot;label&quot;:&quot;page&quot;},{&quot;id&quot;:582,&quot;uris&quot;:[&quot;http://zotero.org/users/2233906/items/CSUJERZV&quot;],&quot;uri&quot;:[&quot;http://zotero.org/users/2233906/items/CSUJERZV&quot;],&quot;itemData&quot;:{&quot;id&quot;:582,&quot;type&quot;:&quot;article-journal&quot;,&quot;title&quot;:&quot;Личинки как фактор формирования сообщества илисто-песчаной литорали Белого моря&quot;,&quot;container-title&quot;:&quot;Зоологический журнал&quot;,&quot;page&quot;:&quot;1229-1241&quot;,&quot;volume&quot;:&quot;77&quot;,&quot;issue&quot;:&quot;11&quot;,&quot;note&quot;:&quot;bibtex: burkovskii1998lichinki1565785&quot;,&quot;language&quot;:&quot;russian&quot;,&quot;author&quot;:[{&quot;family&quot;:&quot;Бурковский&quot;,&quot;given&quot;:&quot;И.В.&quot;},{&quot;family&quot;:&quot;Столяров&quot;,&quot;given&quot;:&quot;А.П.&quot;},{&quot;family&quot;:&quot;Удалов&quot;,&quot;given&quot;:&quot;А.П.&quot;}],&quot;issued&quot;:{&quot;date-parts&quot;:[[&quot;1998&quot;]]}},&quot;label&quot;:&quot;page&quot;}],&quot;schema&quot;:&quot;https://github.com/citation-style-language/schema/raw/master/csl-citation.json&quot;} RNDc36N3mwbay"/><text:span text:style-name="T47">. </text:span><text:span text:style-name="T48">Наши данные </text:span><text:span text:style-name="T50">позволяют</text:span><text:span text:style-name="T48"> </text:span><text:span text:style-name="T50">утверждать</text:span><text:span text:style-name="T48">, что и для годовалых особей вторая зима в жизни оказывает критическое воздействие. </text:span><text:span text:style-name="T49">Если говорить о долговременном влиянии на обилие маком в поселениях, то максимально успешным было пополнение в 1998 году, зафиксированное нами как всплеск численности маком в 1999 году во всех исследованных поселениях, поскольку оно привело к достоверному увеличению численности по сравнению с периодом до 1998 года (рис. 2 </text:span><text:span text:style-name="T46"><text:s/></text:span><text:span text:style-name="T71">ДИНАМИКА ОБИЛИЯ</text:span><text:span text:style-name="T49">). </text:span><text:span text:style-name="T50">Во всех трех поселениях численность увеличивается с 1992 до 1994 года, после этого идет некоторый спад до 1997-98 года, и резкое увеличение численности в 1999 году, то есть наблюдается некоторая синхронность динамик поселений. </text:span></text:p>
      <text:p text:style-name="P36"><text:span text:style-name="T26">Размерная структура во всех исследованных поселениях варьировала. При этом </text:span><text:span text:style-name="T27">в динамике преобладают года с</text:span><text:span text:style-name="T26"> бимодальн</text:span><text:span text:style-name="T27">ой</text:span><text:span text:style-name="T26"> структур</text:span><text:span text:style-name="T27">ой. <text:s/>Анализ главных компонент показал, что </text:span><text:span text:style-name="T28">1 и 2 компоненты (52,5 и 22,6 % общей дисперсии) связаны в долей мелких особей (длиной 1, 2 и 3 мм) в поселении (табл. </text:span><text:span text:style-name="T29">2</text:span><text:span text:style-name="T28">). </text:span><text:span text:style-name="T29">Ординация многолетних наблюдений в пространствен 1 и 2 компонент не показывает четких группировок (рис. 4 </text:span><text:span text:style-name="T37">PCA РС</text:span><text:span text:style-name="T29">). </text:span><text:span text:style-name="T30">Однако, можно отметить, что многие описания разных поселений, относящиеся к одному году, группируются, что также говорит о сходстве характера динамик в разных поселениях.</text:span></text:p>
      <text:p text:style-name="P51">Таблица <text:span text:style-name="T163">2</text:span>. Вклад доли особей различной длины в главные компоненты </text:p>
      <text:p text:style-name="P48">при анализе размерной структуры <text:span text:style-name="T10">Macoma balthic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4"/>
        <table:table-column table:style-name="Таблица3.B" table:number-columns-repeated="5"/>
        <table:table-column table:style-name="Таблица3.L"/>
        <table:table-column table:style-name="Таблица3.B"/>
        <table:table-column table:style-name="Таблица3.C"/>
        <table:table-column table:style-name="Таблица3.B" table:number-columns-repeated="2"/>
        <table:table-row table:style-name="Таблица3.1">
          <table:table-cell table:style-name="Таблица3.A1" office:value-type="string">
            <text:p text:style-name="P32">L, мм</text:p>
          </table:table-cell>
          <table:table-cell table:style-name="Таблица3.A1" office:value-type="string">
            <text:p text:style-name="P31">2</text:p>
          </table:table-cell>
          <table:table-cell table:style-name="Таблица3.A1" office:value-type="string">
            <text:p text:style-name="P31">3</text:p>
          </table:table-cell>
          <table:table-cell table:style-name="Таблица3.A1" office:value-type="string">
            <text:p text:style-name="P31">4</text:p>
          </table:table-cell>
          <table:table-cell table:style-name="Таблица3.A1" office:value-type="string">
            <text:p text:style-name="P31">5</text:p>
          </table:table-cell>
          <table:table-cell table:style-name="Таблица3.A1" office:value-type="string">
            <text:p text:style-name="P31">6</text:p>
          </table:table-cell>
          <table:table-cell table:style-name="Таблица3.A1" office:value-type="string">
            <text:p text:style-name="P31">7</text:p>
          </table:table-cell>
          <table:table-cell table:style-name="Таблица3.A1" office:value-type="string">
            <text:p text:style-name="P31">8</text:p>
          </table:table-cell>
          <table:table-cell table:style-name="Таблица3.A1" office:value-type="string">
            <text:p text:style-name="P31">9</text:p>
          </table:table-cell>
          <table:table-cell table:style-name="Таблица3.A1" office:value-type="string">
            <text:p text:style-name="P31">10</text:p>
          </table:table-cell>
          <table:table-cell table:style-name="Таблица3.A1" office:value-type="string">
            <text:p text:style-name="P31">11</text:p>
          </table:table-cell>
          <table:table-cell table:style-name="Таблица3.A1" office:value-type="string">
            <text:p text:style-name="P31">12</text:p>
          </table:table-cell>
          <table:table-cell table:style-name="Таблица3.A1" office:value-type="string">
            <text:p text:style-name="P31">13</text:p>
          </table:table-cell>
          <table:table-cell table:style-name="Таблица3.A1" office:value-type="string">
            <text:p text:style-name="P31">14</text:p>
          </table:table-cell>
          <table:table-cell table:style-name="Таблица3.A1" office:value-type="string">
            <text:p text:style-name="P31">15</text:p>
          </table:table-cell>
          <table:table-cell table:style-name="Таблица3.A1" office:value-type="string">
            <text:p text:style-name="P31">16</text:p>
          </table:table-cell>
        </table:table-row>
        <table:table-row table:style-name="Таблица3.2">
          <table:table-cell table:style-name="Таблица3.A2" office:value-type="string">
            <text:p text:style-name="P31">Comp.1</text:p>
          </table:table-cell>
          <table:table-cell table:style-name="Таблица3.A2" office:value-type="string">
            <text:p text:style-name="P31">-0,91</text:p>
          </table:table-cell>
          <table:table-cell table:style-name="Таблица3.A2" office:value-type="string">
            <text:p text:style-name="P31">-0,24</text:p>
          </table:table-cell>
          <table:table-cell table:style-name="Таблица3.A2" office:value-type="string">
            <text:p text:style-name="P31">0,09</text:p>
          </table:table-cell>
          <table:table-cell table:style-name="Таблица3.A2" office:value-type="string">
            <text:p text:style-name="P31">0,10</text:p>
          </table:table-cell>
          <table:table-cell table:style-name="Таблица3.A2" office:value-type="string">
            <text:p text:style-name="P31">0,11</text:p>
          </table:table-cell>
          <table:table-cell table:style-name="Таблица3.A2" office:value-type="string">
            <text:p text:style-name="P31">0,11</text:p>
          </table:table-cell>
          <table:table-cell table:style-name="Таблица3.A2" office:value-type="string">
            <text:p text:style-name="P31">0,13</text:p>
          </table:table-cell>
          <table:table-cell table:style-name="Таблица3.A2" office:value-type="string">
            <text:p text:style-name="P31">0,11</text:p>
          </table:table-cell>
          <table:table-cell table:style-name="Таблица3.A2" office:value-type="string">
            <text:p text:style-name="P31">0,11</text:p>
          </table:table-cell>
          <table:table-cell table:style-name="Таблица3.A2" office:value-type="string">
            <text:p text:style-name="P31">0,08</text:p>
          </table:table-cell>
          <table:table-cell table:style-name="Таблица3.A2" office:value-type="string">
            <text:p text:style-name="P31">0,11</text:p>
          </table:table-cell>
          <table:table-cell table:style-name="Таблица3.A2" office:value-type="string">
            <text:p text:style-name="P31">0,09</text:p>
          </table:table-cell>
          <table:table-cell table:style-name="Таблица3.A2" office:value-type="string">
            <text:p text:style-name="P31">0,05</text:p>
          </table:table-cell>
          <table:table-cell table:style-name="Таблица3.A2" office:value-type="string">
            <text:p text:style-name="P31">0,02</text:p>
          </table:table-cell>
          <table:table-cell table:style-name="Таблица3.A2" office:value-type="string">
            <text:p text:style-name="P31">0,02</text:p>
          </table:table-cell>
        </table:table-row>
        <table:table-row table:style-name="Таблица3.2">
          <table:table-cell table:style-name="Таблица3.A3" office:value-type="string">
            <text:p text:style-name="P31">Comp.2</text:p>
          </table:table-cell>
          <table:table-cell table:style-name="Таблица3.A3" office:value-type="string">
            <text:p text:style-name="P31">-0,24</text:p>
          </table:table-cell>
          <table:table-cell table:style-name="Таблица3.A3" office:value-type="string">
            <text:p text:style-name="P31">0,67</text:p>
          </table:table-cell>
          <table:table-cell table:style-name="Таблица3.A3" office:value-type="string">
            <text:p text:style-name="P31">0,48</text:p>
          </table:table-cell>
          <table:table-cell table:style-name="Таблица3.A3" office:value-type="string">
            <text:p text:style-name="P31">0,20</text:p>
          </table:table-cell>
          <table:table-cell table:style-name="Таблица3.A3" office:value-type="string">
            <text:p text:style-name="P31">0,05</text:p>
          </table:table-cell>
          <table:table-cell table:style-name="Таблица3.A3" office:value-type="string">
            <text:p text:style-name="P31">-0,14</text:p>
          </table:table-cell>
          <table:table-cell table:style-name="Таблица3.A3" office:value-type="string">
            <text:p text:style-name="P31">-0,22</text:p>
          </table:table-cell>
          <table:table-cell table:style-name="Таблица3.A3" office:value-type="string">
            <text:p text:style-name="P31">-0,25</text:p>
          </table:table-cell>
          <table:table-cell table:style-name="Таблица3.A3" office:value-type="string">
            <text:p text:style-name="P31">-0,23</text:p>
          </table:table-cell>
          <table:table-cell table:style-name="Таблица3.A3" office:value-type="string">
            <text:p text:style-name="P31">-0,15</text:p>
          </table:table-cell>
          <table:table-cell table:style-name="Таблица3.A3" office:value-type="string">
            <text:p text:style-name="P31">-0,11</text:p>
          </table:table-cell>
          <table:table-cell table:style-name="Таблица3.A3" office:value-type="string">
            <text:p text:style-name="P31">-0,05</text:p>
          </table:table-cell>
          <table:table-cell table:style-name="Таблица3.A3" office:value-type="string">
            <text:p text:style-name="P31">0,00</text:p>
          </table:table-cell>
          <table:table-cell table:style-name="Таблица3.A3" office:value-type="string">
            <text:p text:style-name="P31">-0,01</text:p>
          </table:table-cell>
          <table:table-cell table:style-name="Таблица3.A3" office:value-type="string">
            <text:p text:style-name="P31">-0,02</text:p>
          </table:table-cell>
        </table:table-row>
      </table:table>
      <text:p text:style-name="P33">Примечание: Для моллюсков крупнее 1<text:span text:style-name="T162">6</text:span> мм нагрузки были менее 0,01.</text:p>
      <text:p text:style-name="P49"/>
      <text:p text:style-name="P49"><text:span text:style-name="T38"><text:tab/></text:span><text:span text:style-name="T63">Для формальной оценки степени </text:span><text:span text:style-name="T38">степени синхронности поселений (табл. </text:span><text:span text:style-name="T62">3</text:span><text:span text:style-name="T38">)</text:span><text:span text:style-name="T51"> </text:span><text:span text:style-name="T63">был проведен </text:span><text:span text:style-name="T51">корреляционн</text:span><text:span text:style-name="T63">ый</text:span><text:span text:style-name="T51"> </text:span><text:span text:style-name="T63">анализ методом</text:span><text:span text:style-name="T51"> Мантеля </text:span><text:span text:style-name="T63">по данным о динамике средней чиленности</text:span><text:span text:style-name="T51">. </text:span><text:span text:style-name="T56">Динамика поселения на материковой литорали в Лувеньге оказалась достоверно сходной с динамикой двух других поселений.</text:span></text:p>
      <text:p text:style-name="P47">Таблица <text:span text:style-name="T164">3</text:span>. Анализ синхронности динамики поселений <text:span text:style-name="T10">Macoma balthica</text:span> в районе Лувеньгских шхер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7">Mantel <text:span text:style-name="T159">r</text:span>\ p perm</text:p>
          </table:table-cell>
          <table:table-cell table:style-name="Таблица2.B1" office:value-type="string">
            <text:p text:style-name="P28">Эстуарий р. Лувеньги</text:p>
          </table:table-cell>
          <table:table-cell table:style-name="Таблица2.B1" office:value-type="string">
            <text:p text:style-name="P28">о. Горелый</text:p>
          </table:table-cell>
          <table:table-cell table:style-name="Таблица2.B1" office:value-type="string">
            <text:p text:style-name="P28">Лувеньга, материк</text:p>
          </table:table-cell>
        </table:table-row>
        <table:table-row table:style-name="Таблица2.1">
          <table:table-cell table:style-name="Таблица2.A2" office:value-type="string">
            <text:p text:style-name="P28">Эстуарий р. Лувеньги</text:p>
          </table:table-cell>
          <table:table-cell table:style-name="Таблица2.B2" office:value-type="string">
            <text:p text:style-name="P29">-</text:p>
          </table:table-cell>
          <table:table-cell table:style-name="Таблица2.B2" office:value-type="string">
            <text:p text:style-name="P29">0,082</text:p>
          </table:table-cell>
          <table:table-cell table:style-name="Таблица2.B2" office:value-type="string">
            <text:p text:style-name="P29"><text:span text:style-name="T158">0,029</text:span></text:p>
          </table:table-cell>
        </table:table-row>
        <table:table-row table:style-name="Таблица2.1">
          <table:table-cell table:style-name="Таблица2.A2" office:value-type="string">
            <text:p text:style-name="P28">о. Горелый</text:p>
          </table:table-cell>
          <table:table-cell table:style-name="Таблица2.B2" office:value-type="string">
            <text:p text:style-name="P29">0,176</text:p>
          </table:table-cell>
          <table:table-cell table:style-name="Таблица2.B2" office:value-type="string">
            <text:p text:style-name="P29">-</text:p>
          </table:table-cell>
          <table:table-cell table:style-name="Таблица2.B2" office:value-type="string">
            <text:p text:style-name="P29"><text:span text:style-name="T158">0,001</text:span></text:p>
          </table:table-cell>
        </table:table-row>
        <table:table-row table:style-name="Таблица2.1">
          <table:table-cell table:style-name="Таблица2.A4" office:value-type="string">
            <text:p text:style-name="P28">Лувеньга, материк</text:p>
          </table:table-cell>
          <table:table-cell table:style-name="Таблица2.B4" office:value-type="string">
            <text:p text:style-name="P29"><text:span text:style-name="T158">0,32</text:span></text:p>
          </table:table-cell>
          <table:table-cell table:style-name="Таблица2.B4" office:value-type="string">
            <text:p text:style-name="P29"><text:span text:style-name="T158">0,862</text:span></text:p>
          </table:table-cell>
          <table:table-cell table:style-name="Таблица2.B4" office:value-type="string">
            <text:p text:style-name="P29">-</text:p>
          </table:table-cell>
        </table:table-row>
      </table:table>
      <text:p text:style-name="P39">Примечание: нижняя треугольная матрица – значения коэффициента <text:span text:style-name="T160">частной</text:span> корреляции Мантеля, верхняя треугольная матрица – доверительная вероятность, рассчитанная пермутационным методом.</text:p>
      <text:p text:style-name="P39"><text:soft-page-break/><text:span text:style-name="T111"/></text:p>
      <text:p text:style-name="P42"><text:span text:style-name="T69">M. balthica</text:span><text:span text:style-name="T56"> – вид, обладающий планктонной личинкой, при этом в условиях Белого моря от стадии велигера до метаморфоза и оседания проходит около месяца (25-30 суток) </text:span><text:reference-mark-start text:name="ZOTERO_ITEM CSL_CITATION {&quot;citationID&quot;:&quot;iewtQ6wg&quot;,&quot;properties&quot;:{&quot;formattedCitation&quot;:&quot;[17]&quot;,&quot;plainCitation&quot;:&quot;[17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S2kNiJlV6A"/><text:span text:style-name="T56">[17]</text:span><text:reference-mark-end text:name="ZOTERO_ITEM CSL_CITATION {&quot;citationID&quot;:&quot;iewtQ6wg&quot;,&quot;properties&quot;:{&quot;formattedCitation&quot;:&quot;[17]&quot;,&quot;plainCitation&quot;:&quot;[17]&quot;},&quot;citationItems&quot;:[{&quot;id&quot;:600,&quot;uris&quot;:[&quot;http://zotero.org/users/2233906/items/WSDI95ZA&quot;],&quot;uri&quot;:[&quot;http://zotero.org/users/2233906/items/WSDI95ZA&quot;],&quot;itemData&quot;:{&quot;id&quot;:600,&quot;type&quot;:&quot;thesis&quot;,&quot;title&quot;:&quot;Особенности эмбрионального и личиночного развития и формирования общеорганизменных регуляторных систем в онтогенезе беломорских двустворчатых моллюсков: Mytilus edulis L., Mya arenaria L., Hiatella arctica L., Macoma balthica L. (Mollusca, Bivalvia)&quot;,&quot;publisher&quot;:&quot;ЗИН РАН&quot;,&quot;publisher-place&quot;:&quot;СПб&quot;,&quot;number-of-pages&quot;:&quot;23&quot;,&quot;genre&quot;:&quot;Автореферат диссертации на соискание ученой степени кандидата биологических наук&quot;,&quot;event-place&quot;:&quot;СПб&quot;,&quot;language&quot;:&quot;russian&quot;,&quot;author&quot;:[{&quot;family&quot;:&quot;Флячинская&quot;,&quot;given&quot;:&quot;Л.П.&quot;}],&quot;issued&quot;:{&quot;date-parts&quot;:[[&quot;1999&quot;]]}}}],&quot;schema&quot;:&quot;https://github.com/citation-style-language/schema/raw/master/csl-citation.json&quot;} RNDS2kNiJlV6A"/><text:span text:style-name="T56">. </text:span><text:span text:style-name="T58">И</text:span><text:span text:style-name="T57">звестно, что общий личиночный пул формируется для достаточно крупных акваторий </text:span><text:reference-mark-start text:name="ZOTERO_ITEM CSL_CITATION {&quot;citationID&quot;:&quot;hfWMpUQV&quot;,&quot;properties&quot;:{&quot;formattedCitation&quot;:&quot;[18]&quot;,&quot;plainCitation&quot;:&quot;[18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5GqKsIyXMy"/><text:span text:style-name="T57">[18]</text:span><text:reference-mark-end text:name="ZOTERO_ITEM CSL_CITATION {&quot;citationID&quot;:&quot;hfWMpUQV&quot;,&quot;properties&quot;:{&quot;formattedCitation&quot;:&quot;[18]&quot;,&quot;plainCitation&quot;:&quot;[18]&quot;},&quot;citationItems&quot;:[{&quot;id&quot;:358,&quot;uris&quot;:[&quot;http://zotero.org/users/2233906/items/MXZMVJU7&quot;],&quot;uri&quot;:[&quot;http://zotero.org/users/2233906/items/MXZMVJU7&quot;],&quot;itemData&quot;:{&quot;id&quot;:358,&quot;type&quot;:&quot;article-journal&quot;,&quot;title&quot;:&quot;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&quot;,&quot;source&quot;:&quot;Google Scholar&quot;,&quot;note&quot;:&quot;bibtex: Maximovich_Shilin_2012&quot;,&quot;language&quot;:&quot;russian&quot;,&quot;author&quot;:[{&quot;family&quot;:&quot;Максимович&quot;,&quot;given&quot;:&quot;Н. В.&quot;},{&quot;family&quot;:&quot;Шилин&quot;,&quot;given&quot;:&quot;M. Б.&quot;}],&quot;issued&quot;:{&quot;date-parts&quot;:[[&quot;2012&quot;]]}}}],&quot;schema&quot;:&quot;https://github.com/citation-style-language/schema/raw/master/csl-citation.json&quot;} RND5GqKsIyXMy"/><text:span text:style-name="T57">.</text:span><text:span text:style-name="T56"> </text:span><text:span text:style-name="T58">Поэтому р</text:span><text:span text:style-name="T57">асположенные на расстоянии около километра исследованные поселения, скорее всего, пополняются за счет общего личиночного пула</text:span><text:span text:style-name="T58">, </text:span><text:span text:style-name="T59">что влияет на синхронизацию динамики поселений. Однако данные по другим акваториям </text:span><text:reference-mark-start text:name="ZOTERO_ITEM CSL_CITATION {&quot;citationID&quot;:&quot;6e6v2i7hk&quot;,&quot;properties&quot;:{&quot;formattedCitation&quot;:&quot;[4]&quot;,&quot;plainCitation&quot;:&quot;[4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SlbkkOeUzw"/>[4, <text:span text:style-name="T161">А.В. Герасимова (личное сообщение)</text:span>]<text:reference-mark-end text:name="ZOTERO_ITEM CSL_CITATION {&quot;citationID&quot;:&quot;6e6v2i7hk&quot;,&quot;properties&quot;:{&quot;formattedCitation&quot;:&quot;[4]&quot;,&quot;plainCitation&quot;:&quot;[4]&quot;},&quot;citationItems&quot;:[{&quot;id&quot;:57,&quot;uris&quot;:[&quot;http://zotero.org/users/2233906/items/DABUURS7&quot;],&quot;uri&quot;:[&quot;http://zotero.org/users/2233906/items/DABUURS7&quot;],&quot;itemData&quot;:{&quot;id&quot;:57,&quot;type&quot;:&quot;article-journal&quot;,&quot;title&quot;:&quot;Long-term temporal and spatial variation of macrobenthos in the intertidal soft-bottom flats of two small bights (Chupa Inlet, Kandalaksha Bay, White Sea)&quot;,&quot;container-title&quot;:&quot;Hydrobiologia&quot;,&quot;page&quot;:&quot;175-189&quot;,&quot;volume&quot;:&quot;706&quot;,&quot;issue&quot;:&quot;1&quot;,&quot;DOI&quot;:&quot;10.1007/s10750-012-1341-4&quot;,&quot;ISSN&quot;:&quot;0018-8158&quot;,&quot;note&quot;:&quot;bibtex: Varfolomeeva_Naumov_2013&quot;,&quot;language&quot;:&quot;english&quot;,&quot;author&quot;:[{&quot;family&quot;:&quot;Varfolomeeva&quot;,&quot;given&quot;:&quot;Marina&quot;},{&quot;family&quot;:&quot;Naumov&quot;,&quot;given&quot;:&quot;Andrew&quot;}],&quot;issued&quot;:{&quot;date-parts&quot;:[[&quot;2013&quot;]]}},&quot;label&quot;:&quot;page&quot;}],&quot;schema&quot;:&quot;https://github.com/citation-style-language/schema/raw/master/csl-citation.json&quot;} RNDSlbkkOeUzw"/><text:span text:style-name="T60"> показывают, что </text:span><text:span text:style-name="T61">по крайней мере </text:span><text:span text:style-name="T60">в 1998-1999 году увеличение численности наблюдалось в разных районах Кандалакшского залива. </text:span><text:span text:style-name="T61">Это дает основание предполагать влияние глобальных абиотических факторов, первым из которых может быть температура. </text:span></text:p>
      <text:p text:style-name="P43"><text:span text:style-name="T73">Для проверки влияния температуры на динамику обилия </text:span><text:span text:style-name="T80">M. balthica</text:span><text:span text:style-name="T73"> был</text:span><text:span text:style-name="T74">о проведено моделирование в терминах линейных моделей. Были использованы данные о температуре воздуха в Кандалакше: с 1991 по 2000 год из «Летописи Кандалакшского государственного заповедника» и с 2000 по 2012 год из архива «Расписание погоды» (http://rp5.ru). Полная модель включала в себя независимую переменную </text:span><text:span text:style-name="T73">средн</text:span><text:span text:style-name="T74">юю</text:span><text:span text:style-name="T73"> численност</text:span><text:span text:style-name="T74">ь</text:span><text:span text:style-name="T73"> маком в данный год (Nt1) </text:span><text:span text:style-name="T74">и независимые факторы:</text:span><text:span text:style-name="T73"> </text:span><text:span text:style-name="T74">численность маком в предыдущий год (Nt), среднелетнюю температуру в предыдущий год (Tst) как отражение условий созревание гонад и формирования спата и среднезимнюю температуру в текущий год (Twt1) как отражение критических условий первой зимы для сеголетков. </text:span><text:span text:style-name="T75">Для выполнения условия о линейности зависимости, а также уменьшения воздействия влиятельных наблюдений в модели были использованы логарифмированные значения численности. </text:span><text:span text:style-name="T76">В дальнейшем модель была редуцирована (полная и минимальная модели, ANOVA</text:span><text:span text:style-name="T75">: F = </text:span><text:bookmark text:name="rstudio_console_output"/><text:span text:style-name="T88">0,43; p=0,79</text:span><text:span text:style-name="T87">)</text:span><text:span text:style-name="T76"> и в минимальную модель в качестве факторов были включены Nt и </text:span><text:span text:style-name="T74">Twt1. </text:span><text:span text:style-name="T79">Характеристики полученной модели приведены в таблице</text:span><text:span text:style-name="T78"> 4</text:span><text:span text:style-name="T74">. </text:span><text:span text:style-name="T77">Построенная модель удовлетворяла условиям отсутствия автокорреляций (критерий Дарбина-</text:span><text:span text:style-name="T76">Уотсона </text:span><text:bookmark text:name="rstudio_console_output1"/><text:span text:style-name="T89">1,7</text:span><text:span text:style-name="T90">1;</text:span><text:span text:style-name="T89"> p=0,27), </text:span><text:span text:style-name="T90">нормальности распределения остатков (критерий Ша</text:span><text:span text:style-name="T89">пиро-Уилка: </text:span><text:bookmark text:name="rstudio_console_output2"/><text:span text:style-name="T89">W=0,99; p=</text:span><text:span text:style-name="T100">0,86</text:span><text:span text:style-name="T89">) </text:span><text:span text:style-name="T90">и </text:span><text:span text:style-name="T91">гомогенности дисперсий</text:span><text:span text:style-name="T90"> (крите</text:span><text:span text:style-name="T88">рий </text:span><text:span text:style-name="T75">Бройша-Пагана: </text:span><text:bookmark text:name="rstudio_console_output3"/><text:span text:style-name="T88">BP=5,25; p-value=0,15). </text:span><text:span text:style-name="T92">Таким образом, связь между обилием маком в текущий и в предыдущий год и зимней температурой описывается моделью вида: ln(Nt1) = 1,96 + 0,60ln(Nt) — 0,09Twt1 (F=37,04; p&lt;0,0001. R</text:span><text:span text:style-name="T104">2</text:span><text:span text:style-name="T92">=0,6) </text:span><text:span text:style-name="T93">(рис. 5 </text:span><text:span text:style-name="T99">МОДЕЛИ</text:span><text:span text:style-name="T93">)</text:span><text:span text:style-name="T92">.</text:span></text:p>
      <text:p text:style-name="P44">Таблица 4. <text:span text:style-name="T167">Характеристики модели зависимости обилия маком </text:span></text:p>
      <text:p text:style-name="P44"><text:span text:style-name="T167">от их обилия в предыдущий год и зимней температуры.</text:span></text:p>
      <table:table table:name="Таблица4" table:style-name="Таблица4">
        <table:table-column table:style-name="Таблица4.A" table:number-columns-repeated="5"/>
        <text:soft-page-break/>
        <table:table-row>
          <table:table-cell table:style-name="Таблица4.A1" office:value-type="string">
            <text:p text:style-name="P55">факторы</text:p>
          </table:table-cell>
          <table:table-cell table:style-name="Таблица4.A1" office:value-type="string">
            <text:p text:style-name="P56">Оценки коэффициентов модели</text:p>
          </table:table-cell>
          <table:table-cell table:style-name="Таблица4.A1" office:value-type="string">
            <text:p text:style-name="P55">Стандартная ошибка <text:span text:style-name="T166">коэффициентов модели</text:span></text:p>
          </table:table-cell>
          <table:table-cell table:style-name="Таблица4.A1" office:value-type="string">
            <text:p text:style-name="P54">t</text:p>
          </table:table-cell>
          <table:table-cell table:style-name="Таблица4.E1" office:value-type="string">
            <text:p text:style-name="P54">P</text:p>
          </table:table-cell>
        </table:table-row>
        <table:table-row>
          <table:table-cell table:style-name="Таблица4.A2" office:value-type="string">
            <text:p text:style-name="P60">Свободный член</text:p>
          </table:table-cell>
          <table:table-cell table:style-name="Таблица4.A2" office:value-type="string">
            <text:p text:style-name="P58">1,96</text:p>
          </table:table-cell>
          <table:table-cell table:style-name="Таблица4.A2" office:value-type="string">
            <text:p text:style-name="P58">0,664</text:p>
          </table:table-cell>
          <table:table-cell table:style-name="Таблица4.A2" office:value-type="string">
            <text:p text:style-name="P58">2,96</text:p>
          </table:table-cell>
          <table:table-cell table:style-name="Таблица4.E2" office:value-type="string">
            <text:p text:style-name="P58">0,005</text:p>
          </table:table-cell>
        </table:table-row>
        <table:table-row>
          <table:table-cell table:style-name="Таблица4.A2" office:value-type="string">
            <text:p text:style-name="P58"><text:span text:style-name="T165">ln(</text:span>Nt<text:span text:style-name="T165">)</text:span></text:p>
          </table:table-cell>
          <table:table-cell table:style-name="Таблица4.A2" office:value-type="string">
            <text:p text:style-name="P58">0,60</text:p>
          </table:table-cell>
          <table:table-cell table:style-name="Таблица4.A2" office:value-type="string">
            <text:p text:style-name="P58">0,071</text:p>
          </table:table-cell>
          <table:table-cell table:style-name="Таблица4.A2" office:value-type="string">
            <text:p text:style-name="P58">8,44</text:p>
          </table:table-cell>
          <table:table-cell table:style-name="Таблица4.E2" office:value-type="string">
            <text:p text:style-name="P58">&lt;0,0001</text:p>
          </table:table-cell>
        </table:table-row>
        <table:table-row>
          <table:table-cell table:style-name="Таблица4.A2" office:value-type="string">
            <text:p text:style-name="P59">Twt1</text:p>
          </table:table-cell>
          <table:table-cell table:style-name="Таблица4.A2" office:value-type="string">
            <text:p text:style-name="P58">-0,09</text:p>
          </table:table-cell>
          <table:table-cell table:style-name="Таблица4.A2" office:value-type="string">
            <text:p text:style-name="P58">0,036</text:p>
          </table:table-cell>
          <table:table-cell table:style-name="Таблица4.A2" office:value-type="string">
            <text:p text:style-name="P58">-2,50</text:p>
          </table:table-cell>
          <table:table-cell table:style-name="Таблица4.E2" office:value-type="string">
            <text:p text:style-name="P58">0,016</text:p>
          </table:table-cell>
        </table:table-row>
      </table:table>
      <text:p text:style-name="P57"/>
      <text:p text:style-name="работа"><text:span text:style-name="T90">П</text:span><text:span text:style-name="T93">олученные данные о влиянии зимней температуры противоречат нашей исходной гипотезе о том, что холодные зимы в Белом море критичны для маком. Результаты моделирования позволяют говорить о том, что обилие маком увеличивается после более холодных зим и уменьшается после относительно теплых (рис. 5 </text:span><text:span text:style-name="T99">МОДЕЛИ</text:span><text:span text:style-name="T93">). </text:span><text:span text:style-name="T94">Это хорошо согласуется с результатами полученными Бьёкема с соавторами </text:span><text:reference-mark-start text:name="ZOTERO_ITEM CSL_CITATION {&quot;citationID&quot;:&quot;J64phewA&quot;,&quot;properties&quot;:{&quot;unsorted&quot;:true,&quot;formattedCitation&quot;:&quot;[19,20]&quot;,&quot;plainCitation&quot;:&quot;[19,20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MftKjXvLtj"/><text:span text:style-name="T94">[19,20]</text:span><text:reference-mark-end text:name="ZOTERO_ITEM CSL_CITATION {&quot;citationID&quot;:&quot;J64phewA&quot;,&quot;properties&quot;:{&quot;unsorted&quot;:true,&quot;formattedCitation&quot;:&quot;[19,20]&quot;,&quot;plainCitation&quot;:&quot;[19,20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448,&quot;uris&quot;:[&quot;http://zotero.org/users/2233906/items/J4APBE6V&quot;],&quot;uri&quot;:[&quot;http://zotero.org/users/2233906/items/J4APBE6V&quot;],&quot;itemData&quot;:{&quot;id&quot;:448,&quot;type&quot;:&quot;article-journal&quot;,&quot;title&quot;:&quot;Some like it cold: populations of the tellinid bivalve Macoma balthica (L.) suffer in various ways from a warming climate&quot;,&quot;container-title&quot;:&quot;Mar. Ecol. Prog. Ser&quot;,&quot;page&quot;:&quot;135–145&quot;,&quot;volume&quot;:&quot;384&quot;,&quot;source&quot;:&quot;Google Scholar&quot;,&quot;note&quot;:&quot;bibtex: Beukema_et_al_2009&quot;,&quot;shortTitle&quot;:&quot;Some like it cold&quot;,&quot;language&quot;:&quot;english&quot;,&quot;author&quot;:[{&quot;family&quot;:&quot;Beukema&quot;,&quot;given&quot;:&quot;J. J.&quot;},{&quot;family&quot;:&quot;Dekker&quot;,&quot;given&quot;:&quot;R.&quot;},{&quot;family&quot;:&quot;Jansen&quot;,&quot;given&quot;:&quot;J. M.&quot;}],&quot;issued&quot;:{&quot;date-parts&quot;:[[&quot;2009&quot;]]}},&quot;label&quot;:&quot;page&quot;}],&quot;schema&quot;:&quot;https://github.com/citation-style-language/schema/raw/master/csl-citation.json&quot;} RNDMftKjXvLtj"/><text:span text:style-name="T94"> для Ваттового моря. </text:span><text:span text:style-name="T95">Для Ваттового моря показано, что механизм влияния зимней температуры на пополнение поселений в большей степени связан не с влиянием <text:s/>непосредственно на репродуктивный цикл макомы, а с регулировской численности бентосных хищников </text:span><text:reference-mark-start text:name="ZOTERO_ITEM CSL_CITATION {&quot;citationID&quot;:&quot;4r4RGy5e&quot;,&quot;properties&quot;:{&quot;formattedCitation&quot;:&quot;[19,21,22]&quot;,&quot;plainCitation&quot;:&quot;[19,21,22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,&quot;accessed&quot;:{&quot;date-parts&quot;:[[&quot;2015&quot;,2,25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,&quot;accessed&quot;:{&quot;date-parts&quot;:[[&quot;2015&quot;,2,25]]}},&quot;label&quot;:&quot;page&quot;}],&quot;schema&quot;:&quot;https://github.com/citation-style-language/schema/raw/master/csl-citation.json&quot;} RNDkc44qdXnp2"/><text:span text:style-name="T95">[19,21,22]</text:span><text:reference-mark-end text:name="ZOTERO_ITEM CSL_CITATION {&quot;citationID&quot;:&quot;4r4RGy5e&quot;,&quot;properties&quot;:{&quot;formattedCitation&quot;:&quot;[19,21,22]&quot;,&quot;plainCitation&quot;:&quot;[19,21,22]&quot;},&quot;citationItems&quot;:[{&quot;id&quot;:320,&quot;uris&quot;:[&quot;http://zotero.org/users/2233906/items/636B3PCZ&quot;],&quot;uri&quot;:[&quot;http://zotero.org/users/2233906/items/636B3PCZ&quot;],&quot;itemData&quot;:{&quot;id&quot;:320,&quot;type&quot;:&quot;chapter&quot;,&quot;title&quot;:&quot;Recruitment in Macoma balthica after mild and cold winters and its possible control by egg production and shrimp predation&quot;,&quot;container-title&quot;:&quot;Recruitment, Colonization and Physical-Chemical Forcing in Marine Biological Systems&quot;,&quot;publisher&quot;:&quot;Springer&quot;,&quot;page&quot;:&quot;23–34&quot;,&quot;source&quot;:&quot;Google Scholar&quot;,&quot;author&quot;:[{&quot;family&quot;:&quot;Beukema&quot;,&quot;given&quot;:&quot;J. J.&quot;},{&quot;family&quot;:&quot;Honkoop&quot;,&quot;given&quot;:&quot;P. J. C.&quot;},{&quot;family&quot;:&quot;Dekker&quot;,&quot;given&quot;:&quot;R.&quot;}],&quot;issued&quot;:{&quot;date-parts&quot;:[[&quot;1998&quot;]]}},&quot;label&quot;:&quot;page&quot;},{&quot;id&quot;:617,&quot;uris&quot;:[&quot;http://zotero.org/users/2233906/items/VPMDIFIU&quot;],&quot;uri&quot;:[&quot;http://zotero.org/users/2233906/items/VPMDIFIU&quot;],&quot;itemData&quot;:{&quot;id&quot;:617,&quot;type&quot;:&quot;article-journal&quot;,&quot;title&quot;:&quot;Variability in predator abundance links winter temperatures and bivalve recruitment: correlative evidence from long-term data in a tidal flat&quot;,&quot;container-title&quot;:&quot;Mar Ecol Prog Ser&quot;,&quot;page&quot;:&quot;1–15&quot;,&quot;volume&quot;:&quot;513&quot;,&quot;source&quot;:&quot;Google Scholar&quot;,&quot;shortTitle&quot;:&quot;Variability in predator abundance links winter temperatures and bivalve recruitment&quot;,&quot;author&quot;:[{&quot;family&quot;:&quot;Beukema&quot;,&quot;given&quot;:&quot;J. J.&quot;},{&quot;family&quot;:&quot;Dekker&quot;,&quot;given&quot;:&quot;R.&quot;}],&quot;issued&quot;:{&quot;date-parts&quot;:[[&quot;2014&quot;]]},&quot;accessed&quot;:{&quot;date-parts&quot;:[[&quot;2015&quot;,2,25]]}},&quot;label&quot;:&quot;page&quot;},{&quot;id&quot;:615,&quot;uris&quot;:[&quot;http://zotero.org/users/2233906/items/WGPW4MAE&quot;],&quot;uri&quot;:[&quot;http://zotero.org/users/2233906/items/WGPW4MAE&quot;],&quot;itemData&quot;:{&quot;id&quot;:615,&quot;type&quot;:&quot;article-journal&quot;,&quot;title&quot;:&quot;Phenology of abundance of bivalve spat and of their epibenthic predators: limited evidence for mismatches after cold winters&quot;,&quot;container-title&quot;:&quot;MARINE ECOLOGY PROGRESS SERIES&quot;,&quot;page&quot;:&quot;17–27&quot;,&quot;volume&quot;:&quot;513&quot;,&quot;source&quot;:&quot;Google Scholar&quot;,&quot;shortTitle&quot;:&quot;Phenology of abundance of bivalve spat and of their epibenthic predators&quot;,&quot;author&quot;:[{&quot;family&quot;:&quot;Dekker&quot;,&quot;given&quot;:&quot;R.&quot;},{&quot;family&quot;:&quot;Beukema&quot;,&quot;given&quot;:&quot;J. J.&quot;}],&quot;issued&quot;:{&quot;date-parts&quot;:[[&quot;2014&quot;]]},&quot;accessed&quot;:{&quot;date-parts&quot;:[[&quot;2015&quot;,2,25]]}},&quot;label&quot;:&quot;page&quot;}],&quot;schema&quot;:&quot;https://github.com/citation-style-language/schema/raw/master/csl-citation.json&quot;} RNDkc44qdXnp2"/><text:span text:style-name="T95">. В настоящее время у нас нет </text:span><text:span text:style-name="T96">прямых </text:span><text:span text:style-name="T95">данных, позволяющих </text:span><text:span text:style-name="T98">говорить </text:span><text:span text:style-name="T95">о механизмах влияния температуры на </text:span><text:span text:style-name="T101">M. balthica</text:span><text:span text:style-name="T95"> в Белом море. </text:span><text:span text:style-name="T97">Проведение аналогий с Ваттовым морем затруднено, поскольку считается, что роль хищников снижается в более полярных сообществах </text:span><text:reference-mark-start text:name="ZOTERO_ITEM CSL_CITATION {&quot;citationID&quot;:&quot;61h6po986&quot;,&quot;properties&quot;:{&quot;formattedCitation&quot;:&quot;[23,24]&quot;,&quot;plainCitation&quot;:&quot;[23,24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shortTitle&quot;:&quot;Latitudinal gradients in species diversity&quot;,&quot;author&quot;:[{&quot;family&quot;:&quot;Pianka&quot;,&quot;given&quot;:&quot;Eric R.&quot;}],&quot;issued&quot;:{&quot;date-parts&quot;:[[&quot;1966&quot;]]},&quot;accessed&quot;:{&quot;date-parts&quot;:[[&quot;2015&quot;,2,25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,&quot;accessed&quot;:{&quot;date-parts&quot;:[[&quot;2015&quot;,2,25]]}},&quot;label&quot;:&quot;page&quot;}],&quot;schema&quot;:&quot;https://github.com/citation-style-language/schema/raw/master/csl-citation.json&quot;} RND5M4dubqgdm"/><text:span text:style-name="T97">[23,24]</text:span><text:reference-mark-end text:name="ZOTERO_ITEM CSL_CITATION {&quot;citationID&quot;:&quot;61h6po986&quot;,&quot;properties&quot;:{&quot;formattedCitation&quot;:&quot;[23,24]&quot;,&quot;plainCitation&quot;:&quot;[23,24]&quot;},&quot;citationItems&quot;:[{&quot;id&quot;:624,&quot;uris&quot;:[&quot;http://zotero.org/users/2233906/items/VQDSXVQ5&quot;],&quot;uri&quot;:[&quot;http://zotero.org/users/2233906/items/VQDSXVQ5&quot;],&quot;itemData&quot;:{&quot;id&quot;:624,&quot;type&quot;:&quot;article-journal&quot;,&quot;title&quot;:&quot;Latitudinal gradients in species diversity: a review of concepts&quot;,&quot;container-title&quot;:&quot;American Naturalist&quot;,&quot;page&quot;:&quot;33–46&quot;,&quot;source&quot;:&quot;Google Scholar&quot;,&quot;shortTitle&quot;:&quot;Latitudinal gradients in species diversity&quot;,&quot;author&quot;:[{&quot;family&quot;:&quot;Pianka&quot;,&quot;given&quot;:&quot;Eric R.&quot;}],&quot;issued&quot;:{&quot;date-parts&quot;:[[&quot;1966&quot;]]},&quot;accessed&quot;:{&quot;date-parts&quot;:[[&quot;2015&quot;,2,25]]}},&quot;label&quot;:&quot;page&quot;},{&quot;id&quot;:626,&quot;uris&quot;:[&quot;http://zotero.org/users/2233906/items/QMQJKHUU&quot;],&quot;uri&quot;:[&quot;http://zotero.org/users/2233906/items/QMQJKHUU&quot;],&quot;itemData&quot;:{&quot;id&quot;:626,&quot;type&quot;:&quot;article-journal&quot;,&quot;title&quot;:&quot;Stronger predation in the tropics shapes species richness patterns in marine communities&quot;,&quot;container-title&quot;:&quot;Ecology&quot;,&quot;page&quot;:&quot;983–993&quot;,&quot;volume&quot;:&quot;92&quot;,&quot;issue&quot;:&quot;4&quot;,&quot;source&quot;:&quot;Google Scholar&quot;,&quot;author&quot;:[{&quot;family&quot;:&quot;Freestone&quot;,&quot;given&quot;:&quot;Amy L.&quot;},{&quot;family&quot;:&quot;Osman&quot;,&quot;given&quot;:&quot;Richard W.&quot;},{&quot;family&quot;:&quot;Ruiz&quot;,&quot;given&quot;:&quot;Gregory M.&quot;},{&quot;family&quot;:&quot;Torchin&quot;,&quot;given&quot;:&quot;Mark E.&quot;}],&quot;issued&quot;:{&quot;date-parts&quot;:[[&quot;2011&quot;]]},&quot;accessed&quot;:{&quot;date-parts&quot;:[[&quot;2015&quot;,2,25]]}},&quot;label&quot;:&quot;page&quot;}],&quot;schema&quot;:&quot;https://github.com/citation-style-language/schema/raw/master/csl-citation.json&quot;} RND5M4dubqgdm"/><text:span text:style-name="T97">. </text:span><text:span text:style-name="T98">Это вопрос для специального исследования.</text:span></text:p>
      <text:p text:style-name="P25"><text:tab/>Выводы</text:p>
      <text:list xml:id="list7613237346131271819" text:style-name="L1">
        <text:list-item>
          <text:p text:style-name="P26">Численность <text:span text:style-name="T10">Macoma balthica</text:span> в Лувеньгских шхерах Кандалакшского залива варьирует от 50 до 5000 экз./м<text:span text:style-name="T16">2</text:span>.</text:p>
        </text:list-item>
        <text:list-item>
          <text:p text:style-name="P26">В 1998 году во всех поселениях было отмечено особенно успешное пополнение поселений <text:span text:style-name="T10">Macoma balthica</text:span>, приведшее увеличению обилия моллюсков в поселении на длительный срок.</text:p>
        </text:list-item>
        <text:list-item>
          <text:p text:style-name="P26">Численность <text:s/><text:span text:style-name="T10">Macoma balthica </text:span><text:span text:style-name="T106">в поселениях зависит от зимней температуры. Зависимость описывается моделью: <text:s/></text:span><text:span text:style-name="T103">ln(Nt1) = 1,96 + 0,60ln(Nt) - 0,09Twt1, </text:span><text:span text:style-name="T102">где </text:span><text:span text:style-name="T103">ln(Nt1) </text:span><text:span text:style-name="T102">и </text:span><text:span text:style-name="T103">ln(Nt) — </text:span><text:span text:style-name="T102">натуральные логарифмы численности маком в годы t+1 и t, <text:s/></text:span><text:span text:style-name="T103">Twt1 — </text:span><text:span text:style-name="T102">среднезимняя температура в год t+1.</text:span></text:p>
          <text:p text:style-name="P26"><text:span text:style-name="T102"/></text:p>
        </text:list-item>
      </text:list>
      <text:p text:style-name="P10"><text:span text:style-name="T111">Авторы выражают благодарность администрации Кандалакшского государственного природного заповедника, и лично </text:span><text:span text:style-name="T118">А.С. Корякину</text:span><text:span text:style-name="T111">, </text:span><text:span text:style-name="T119">который настаивал, чтобы эти данные были обработаны и опубликованы</text:span><text:span text:style-name="T111">; всем участникам Беломорских экспедиций ГИПС ЛЭМБ, проводившим полевые сборы материалов; Дмитрию </text:span><text:soft-page-break/><text:span text:style-name="T111">Вильнеру, Евгению Абрамову и Дмитрию Аристову за частичную компьютерную обработку материалов. </text:span><text:span text:style-name="T120">Работа </text:span><text:span text:style-name="T121">частично </text:span><text:span text:style-name="T120">выполнена при поддержке </text:span><text:span text:style-name="T122">проекта</text:span><text:span text:style-name="T120"> СПбГУ </text:span>1.38.253.2014.</text:p>
      <text:p text:style-name="P12"/>
      <text:p text:style-name="P16">Литература</text:p>
      <text:section text:style-name="Sect1" text:name="ZOTERO_BIBL {&quot;custom&quot;:[]} CSL_BIBLIOGRAPHY RND8YDNU5kw1i">
        <text:p text:style-name="P53">1.<text:tab/>Семенова Н. Л. Распределение двустворчатого моллюска <text:span text:style-name="T10">Macoma balthica </text:span>(L.) в некоторых губах Кандалакшского залива Белого моря // Труды ББС МГУ. 1974. P. 87–102.</text:p>
        <text:p text:style-name="P52">2.<text:tab/>Максимович Н. В., Кунина Т. А. Биология шельфовых зон мирового океана, тезисы докладов. Владивосток: Владивосток, 1982. P. 148–150.</text:p>
        <text:p text:style-name="P52">3.<text:tab/>Максимович Н. В., Герасимова А. В., Кунина Т. А. Динамика структурных характеристик литоральных поселений <text:span text:style-name="T10">Macoma balthica</text:span> L. в губе Чупа (Белое море) // Вестник ЛГУ. 1991. Vol. вып. 2, № 10. P. 23–31.</text:p>
        <text:p text:style-name="P52">4.<text:tab/>Varfolomeeva M., Naumov A. Long-term temporal and spatial variation of macrobenthos in the intertidal soft-bottom flats of two small bights (Chupa Inlet, Kandalaksha Bay, White Sea) // Hydrobiologia. 2013. Vol. 706, № 1. P. 175–189.</text:p>
        <text:p text:style-name="P52">5.<text:tab/>Азаров В. В. Питание рыб на литорали островов Ряжкова и Лодейного в Белом море (Кандалакшский залив) // Труды ББС МГУ — Труды Кандалакшского государственного заповедника. Воронеж: ББС МГУ, КГЗ, 1963. Vol. 2. P. 35–53.</text:p>
        <text:p text:style-name="P52">6.<text:tab/>Перцов Н. А. Некоторые данные о питании птиц, населяющих острова Северного архипелага Кандалакшского заповедника // Труды ББС МГУ – Труды Кандалакшского государственного заповедника. Воронеж: ББС МГУ, КГЗ, 1963. Vol. 2. P. 29–34.</text:p>
        <text:p text:style-name="P52">7.<text:tab/>Гольцев Н. А., Полозов Ю. С., Полоскин А.В. К вопросу об избирательности питания речной камбалы <text:span text:style-name="T10">Pleuronectes flessus</text:span> на литорали Кандалакшского залива Белого моря // Аничковский Вестник. 1997. Vol. 1. P. 9–22.</text:p>
        <text:p text:style-name="P52">8.<text:tab/>R Core Team. R: A Language and Environment for Statistical Computing. Vienna, Austria: R Foundation for Statistical Computing, 2014.</text:p>
        <text:p text:style-name="P52">9.<text:tab/>Hollander M., Wolfe D.A., Chicken E. Nonparametric statistical methods. 3rd ed. John Wiley &amp; Sons, 2013. 848 p.</text:p>
        <text:p text:style-name="P52">10.<text:tab/>Legendre P., Legendre L.F. Numerical ecology. Elsevier, 2012. Vol. 24.</text:p>
        <text:p text:style-name="P52">11.<text:tab/>Oksanen J. et al. vegan: Community Ecology Package. 2013.</text:p>
        <text:p text:style-name="P52">12.<text:tab/>Fox J. Applied regression analysis and generalized linear models. Sage Publications, 2008.</text:p>
        <text:p text:style-name="P52">13.<text:tab/>Наумов А.Д. Двустворчатые моллюски Белого моря. Опыт эколого-фаунистического анализа. СПб., 2006. 2006.</text:p>
        <text:p text:style-name="P52">14.<text:tab/>Максимович Н.В., Герасимова А.В., Т.В. К. Продукционные свойства поселения Macoma balthica L. в губе Чупа (Белое море). I. Линейный рост. // Вестник СПбГУ Серия 3 Биология. 1992. № 4 (24). P. 12–19.</text:p>
        <text:p text:style-name="P52">15.<text:tab/>Максимович Н., Герасимова А. Долговременный мониторинг литоральных поселений двустворчатых моллюсков (Mollsca, Bivalvia) в губе Чупа (Белое море) // Морские и пресноводные биосистемы севера Карелии. Труды БиНИИ / ed. Раилкин А.И. Издательство СПбГУ, 2004. Vol. 51. P. 95–120.</text:p>
        <text:p text:style-name="P52">16.<text:tab/>Бурковский И.В., Столяров А.П., Удалов А.П. Личинки как фактор формирования сообщества илисто-песчаной литорали Белого моря // Зоологический Журнал. 1998. Vol. 77, № 11. P. 1229–1241.</text:p>
        <text:p text:style-name="P52">17.<text:tab/>Флячинская Л.П. Особенности эмбрионального и личиночного развития и формирования общеорганизменных регуляторных систем в онтогенезе <text:soft-page-break/>беломорских двустворчатых моллюсков: <text:span text:style-name="T10">Mytilus edulis </text:span>L., <text:span text:style-name="T10">Mya arenaria </text:span>L.,<text:span text:style-name="T10"> Hiatella arctica </text:span>L., <text:span text:style-name="T10">Macoma balthica </text:span>L. (Mollusca, Bivalvia): Автореферат диссертации на соискание ученой степени кандидата биологических наук. СПб: ЗИН РАН, 1999. 23 p.</text:p>
        <text:p text:style-name="P52">18.<text:tab/>Максимович Н.В., Шилин M.Б. Пространственно-временное распределение планктонных личинок двустворчатых моллюсков в полуизолированных акваториях (на примере губы Чупа Белого моря). 2012.</text:p>
        <text:p text:style-name="P52">19.<text:tab/>Beukema J.J., Honkoop P.J.C., Dekker R. Recruitment in <text:span text:style-name="T10">Macoma balthica </text:span>after mild and cold winters and its possible control by egg production and shrimp predation // Recruitment, Colonization and Physical-Chemical Forcing in Marine Biological Systems. Springer, 1998. P. 23–34.</text:p>
        <text:p text:style-name="P52">20.<text:tab/>Beukema J.J., Dekker R., Jansen J.M. Some like it cold: populations of the tellinid bivalve <text:span text:style-name="T10">Macoma balthica</text:span> (L.) suffer in various ways from a warming climate // Mar Ecol Prog Ser. 2009. Vol. 384. P. 135–145.</text:p>
        <text:p text:style-name="P52">21.<text:tab/>Beukema J.J., Dekker R. Variability in predator abundance links winter temperatures and bivalve recruitment: correlative evidence from long-term data in a tidal flat // Mar Ecol Prog Ser. 2014. Vol. 513. P. 1–15.</text:p>
        <text:p text:style-name="P52">22.<text:tab/>Dekker R., Beukema J.J. Phenology of abundance of bivalve spat and of their epibenthic predators: limited evidence for mismatches after cold winters // Mar. Ecol. Prog. Ser. 2014. Vol. 513. P. 17–27.</text:p>
        <text:p text:style-name="P52">23.<text:tab/>Pianka E.R. Latitudinal gradients in species diversity: a review of concepts // Am. Nat. 1966. P. 33–46.</text:p>
        <text:p text:style-name="P52">24.<text:tab/>Freestone A.L. et al. Stronger predation in the tropics shapes species richness patterns in marine communities // Ecology. 2011. Vol. 92, № 4. P. 983–993.</text:p>
      </text:section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Ubuntu Mono" svg:font-family="'Ubuntu Mono'"/>
    <style:font-face style:name="Courier New" svg:font-family="'Courier New'" style:font-family-generic="modern"/>
    <style:font-face style:name="Arial1" svg:font-family="Arial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Heading" style:next-style-name="Subtitle" style:class="extra"/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text-align="center" style:justify-single-word="false" fo:keep-with-next="always"/>
      <style:text-properties fo:color="#000000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cm" style:auto-text-indent="false"/>
      <style:text-properties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работа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/>
      <style:text-properties style:font-name="Nimbus Roman No9 L" fo:font-family="'Nimbus Roman No9 L', 'Times New Roman'" style:font-family-generic="roman" style:font-pitch="variable" style:font-name-complex="Nimbus Roman No9 L" style:font-family-complex="'Nimbus Roman No9 L', 'Times New Roman'" style:font-family-generic-complex="roman" style:font-pitch-complex="variable" style:font-size-complex="10pt"/>
    </style:style>
    <style:style style:name="заголовок_20_2" style:display-name="заголовок 2" style:family="paragraph" style:parent-style-name="Standard" style:next-style-name="Standard">
      <style:paragraph-properties fo:line-height="150%" fo:text-align="justify" style:justify-single-word="false" fo:keep-with-next="always"/>
      <style:text-properties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.466cm" fo:margin-right="0cm" fo:margin-top="0cm" fo:margin-bottom="0cm" style:contextual-spacing="false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Footnote_20_Symbol" style:display-name="Footnote Symbol" style:family="text" style:parent-style-name="Основной_20_шрифт_20_абзаца1">
      <style:text-properties style:text-position="super 58%"/>
    </style:style>
    <style:style style:name="Internet_20_link" style:display-name="Internet link" style:family="text" style:parent-style-name="Основной_20_шрифт_20_абзаца1">
      <style:text-properties fo:color="#0000ff" style:text-underline-style="solid" style:text-underline-width="auto" style:text-underline-color="font-color"/>
    </style:style>
    <style:style style:name="Знак_20_сноски" style:display-name="Знак сноски" style:family="text">
      <style:text-properties style:text-position="super 58%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Знак_20_примечания1" style:display-name="Знак примечания1" style:family="text" style:parent-style-name="Основной_20_шрифт_20_абзаца1">
      <style:text-properties fo:font-size="8pt" style:font-size-asian="8pt" style:font-size-complex="8pt"/>
    </style:style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инамика структурных характеристик литоральных поселений Macoma balthica L</dc:title>
    <meta:initial-creator>Sophia Nazarova</meta:initial-creator>
    <meta:creation-date>2009-05-11T12:58:00</meta:creation-date>
    <dc:creator>Sophia  Nazarova</dc:creator>
    <dc:date>2015-02-25T15:12:59.763537436</dc:date>
    <meta:print-date>2008-12-12T09:32:00</meta:print-date>
    <meta:editing-cycles>104</meta:editing-cycles>
    <meta:editing-duration>P19DT14H52M41S</meta:editing-duration>
    <meta:generator>LibreOffice/4.2.7.2$Linux_X86_64 LibreOffice_project/420m0$Build-2</meta:generator>
    <meta:document-statistic meta:table-count="4" meta:image-count="0" meta:object-count="0" meta:page-count="11" meta:paragraph-count="178" meta:word-count="3568" meta:character-count="25139" meta:non-whitespace-character-count="21692"/>
    <meta:user-defined meta:name="ZOTERO_PREF_1">&lt;data data-version="3" zotero-version="4.0.26"&gt;&lt;session id="aHkNpYJz"/&gt;&lt;style id="http://www.zotero.org/styles/gost-r-7-0-5-2008-numeric" hasBibliography="1" bibliographyStyleHasBeenSet="1"/&gt;&lt;prefs&gt;&lt;pref name="fieldType" value="ReferenceMark"/&gt;&lt;pref name=</meta:user-defined>
    <meta:user-defined meta:name="ZOTERO_PREF_2">"storeReferences" value="true"/&gt;&lt;pref name="automaticJournalAbbreviations" value="true"/&gt;&lt;pref name="noteType" value="0"/&gt;&lt;/prefs&gt;&lt;/data&gt;</meta:user-defined>
  </office:meta>
</office:document-meta>
</file>